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8.005cm" table:align="left"/>
    </style:style>
    <style:style style:name="Tabla3.A" style:family="table-column">
      <style:table-column-properties style:column-width="3.304cm"/>
    </style:style>
    <style:style style:name="Tabla3.B" style:family="table-column">
      <style:table-column-properties style:column-width="4.701cm"/>
    </style:style>
    <style:style style:name="Tabla3.A1" style:family="table-cell">
      <style:table-cell-properties style:vertical-align="middle" fo:padding="0.049cm" fo:border="none"/>
    </style:style>
    <style:style style:name="Tabla1" style:family="table">
      <style:table-properties style:width="2.321cm" table:align="left"/>
    </style:style>
    <style:style style:name="Tabla1.A" style:family="table-column">
      <style:table-column-properties style:column-width="1.062cm"/>
    </style:style>
    <style:style style:name="Tabla1.B" style:family="table-column">
      <style:table-column-properties style:column-width="1.25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4.535cm" table:align="left"/>
    </style:style>
    <style:style style:name="Tabla2.A" style:family="table-column">
      <style:table-column-properties style:column-width="2.155cm"/>
    </style:style>
    <style:style style:name="Tabla2.B" style:family="table-column">
      <style:table-column-properties style:column-width="2.379cm"/>
    </style:style>
    <style:style style:name="Tabla2.A1" style:family="table-cell">
      <style:table-cell-properties style:vertical-align="middle" fo:padding="0.049cm" fo:border="none"/>
    </style:style>
    <style:style style:name="Tabla4" style:family="table">
      <style:table-properties style:width="6.145cm" table:align="left"/>
    </style:style>
    <style:style style:name="Tabla4.A" style:family="table-column">
      <style:table-column-properties style:column-width="1.926cm"/>
    </style:style>
    <style:style style:name="Tabla4.B" style:family="table-column">
      <style:table-column-properties style:column-width="4.219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Footer">
      <style:text-properties officeooo:rsid="00216fcd" officeooo:paragraph-rsid="00216fcd"/>
    </style:style>
    <style:style style:name="P2" style:family="paragraph" style:parent-style-name="Heading_20_1">
      <style:text-properties officeooo:rsid="0021cb45" officeooo:paragraph-rsid="0021cb45"/>
    </style:style>
    <style:style style:name="P3" style:family="paragraph" style:parent-style-name="Heading_20_2">
      <style:text-properties officeooo:rsid="0021cb45" officeooo:paragraph-rsid="0021cb45"/>
    </style:style>
    <style:style style:name="P4" style:family="paragraph" style:parent-style-name="Text_20_body">
      <style:text-properties officeooo:rsid="0021cb45" officeooo:paragraph-rsid="0021cb45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Heading_20_2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Heading_20_2">
      <style:paragraph-properties fo:margin-top="0cm" fo:margin-bottom="0.499cm" style:contextual-spacing="false" style:writing-mode="lr-tb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6"/>
    <style:style style:name="P38" style:family="paragraph" style:parent-style-name="Text_20_body" style:list-style-name="L27"/>
    <style:style style:name="P39" style:family="paragraph" style:parent-style-name="Text_20_body" style:list-style-name="L28"/>
    <style:style style:name="P40" style:family="paragraph" style:parent-style-name="Text_20_body" style:list-style-name="L29"/>
    <style:style style:name="P41" style:family="paragraph" style:parent-style-name="Text_20_body" style:list-style-name="L30"/>
    <style:style style:name="P42" style:family="paragraph" style:parent-style-name="Text_20_body" style:list-style-name="L31"/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 style:list-style-name="L38"/>
    <style:style style:name="P50" style:family="paragraph" style:parent-style-name="Text_20_body" style:list-style-name="L39"/>
    <style:style style:name="P51" style:family="paragraph" style:parent-style-name="Text_20_body" style:list-style-name="L40"/>
    <style:style style:name="P52" style:family="paragraph" style:parent-style-name="Text_20_body" style:list-style-name="L41"/>
    <style:style style:name="P53" style:family="paragraph" style:parent-style-name="Text_20_body" style:list-style-name="L42"/>
    <style:style style:name="P54" style:family="paragraph" style:parent-style-name="Text_20_body" style:list-style-name="L43"/>
    <style:style style:name="P55" style:family="paragraph" style:parent-style-name="Text_20_body" style:list-style-name="L44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0d881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16fc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95891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295891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20d881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ostgreSQL y NestJS: Sistema de Facturación de Productos Informáticos</text:span></text:p>
      <text:p text:style-name="Horizontal_20_Line"/>
      <text:h text:style-name="Heading_20_2" text:outline-level="2">1. Diseño de la base de datos</text:h>
      <text:h text:style-name="Heading_20_3" text:outline-level="3">Tablas</text:h>
      <text:p text:style-name="Text_20_body"><text:span text:style-name="Strong_20_Emphasis">Categorias</text:span></text:p>
      <text:list xml:id="list814244331" text:style-name="L1">
        <text:list-item>
          <text:p text:style-name="P12">id_categoria (PK)</text:p>
        </text:list-item>
        <text:list-item>
          <text:p text:style-name="P12">nombre</text:p>
        </text:list-item>
        <text:list-item>
          <text:p text:style-name="P12">descripcion</text:p>
        </text:list-item>
      </text:list>
      <text:p text:style-name="Text_20_body"><text:span text:style-name="Strong_20_Emphasis">Proveedores</text:span></text:p>
      <text:list xml:id="list2234165812" text:style-name="L2">
        <text:list-item>
          <text:p text:style-name="P13">id_proveedor (PK)</text:p>
        </text:list-item>
        <text:list-item>
          <text:p text:style-name="P13">nombre</text:p>
        </text:list-item>
        <text:list-item>
          <text:p text:style-name="P13">contacto</text:p>
        </text:list-item>
        <text:list-item>
          <text:p text:style-name="P13">telefono</text:p>
        </text:list-item>
        <text:list-item>
          <text:p text:style-name="P13">email</text:p>
        </text:list-item>
      </text:list>
      <text:p text:style-name="Text_20_body"><text:span text:style-name="Strong_20_Emphasis">Articulos</text:span></text:p>
      <text:list xml:id="list3124985710" text:style-name="L3">
        <text:list-item>
          <text:p text:style-name="P14">id_articulo (PK)</text:p>
        </text:list-item>
        <text:list-item>
          <text:p text:style-name="P14">nombre</text:p>
        </text:list-item>
        <text:list-item>
          <text:p text:style-name="P14">descripcion</text:p>
        </text:list-item>
        <text:list-item>
          <text:p text:style-name="P14">precio</text:p>
        </text:list-item>
        <text:list-item>
          <text:p text:style-name="P14">stock</text:p>
        </text:list-item>
        <text:list-item>
          <text:p text:style-name="P14">id_categoria (FK)</text:p>
        </text:list-item>
        <text:list-item>
          <text:p text:style-name="P14">id_proveedor (FK)</text:p>
        </text:list-item>
      </text:list>
      <text:p text:style-name="Text_20_body"><text:span text:style-name="Strong_20_Emphasis">Clientes</text:span></text:p>
      <text:list xml:id="list875899560" text:style-name="L4">
        <text:list-item>
          <text:p text:style-name="P15">id_cliente (PK)</text:p>
        </text:list-item>
        <text:list-item>
          <text:p text:style-name="P15">nombre</text:p>
        </text:list-item>
        <text:list-item>
          <text:p text:style-name="P15">direccion</text:p>
        </text:list-item>
        <text:list-item>
          <text:p text:style-name="P15">telefono</text:p>
        </text:list-item>
        <text:list-item>
          <text:p text:style-name="P15">email</text:p>
        </text:list-item>
      </text:list>
      <text:p text:style-name="Text_20_body"><text:span text:style-name="Strong_20_Emphasis">Pedidos</text:span></text:p>
      <text:list xml:id="list363639348" text:style-name="L5">
        <text:list-item>
          <text:p text:style-name="P16">id_pedido (PK)</text:p>
        </text:list-item>
        <text:list-item>
          <text:p text:style-name="P16"><text:soft-page-break/>id_cliente (FK)</text:p>
        </text:list-item>
        <text:list-item>
          <text:p text:style-name="P16">fecha_pedido</text:p>
        </text:list-item>
        <text:list-item>
          <text:p text:style-name="P16">estado</text:p>
        </text:list-item>
        <text:list-item>
          <text:p text:style-name="P16">total</text:p>
        </text:list-item>
      </text:list>
      <text:p text:style-name="Text_20_body"><text:span text:style-name="Strong_20_Emphasis">Lineas_Pedido</text:span></text:p>
      <text:list xml:id="list266331278" text:style-name="L6">
        <text:list-item>
          <text:p text:style-name="P17">id_linea (PK)</text:p>
        </text:list-item>
        <text:list-item>
          <text:p text:style-name="P17">id_pedido (FK)</text:p>
        </text:list-item>
        <text:list-item>
          <text:p text:style-name="P17">id_articulo (FK)</text:p>
        </text:list-item>
        <text:list-item>
          <text:p text:style-name="P17">cantidad</text:p>
        </text:list-item>
        <text:list-item>
          <text:p text:style-name="P17">precio_unitario</text:p>
        </text:list-item>
        <text:list-item>
          <text:p text:style-name="P17">subtotal</text:p>
        </text:list-item>
      </text:list>
      <text:p text:style-name="Text_20_body"><text:span text:style-name="Strong_20_Emphasis">Facturas</text:span></text:p>
      <text:list xml:id="list1091727855" text:style-name="L7">
        <text:list-item>
          <text:p text:style-name="P18">id_factura (PK)</text:p>
        </text:list-item>
        <text:list-item>
          <text:p text:style-name="P18">fecha_factura</text:p>
        </text:list-item>
        <text:list-item>
          <text:p text:style-name="P18">total</text:p>
        </text:list-item>
      </text:list>
      <text:p text:style-name="Text_20_body"><text:span text:style-name="Strong_20_Emphasis">Facturas_Pedidos</text:span></text:p>
      <text:list xml:id="list3083858958" text:style-name="L8">
        <text:list-item>
          <text:p text:style-name="P19">id_factura (FK)</text:p>
        </text:list-item>
        <text:list-item>
          <text:p text:style-name="P19">id_pedido (FK)</text:p>
        </text:list-item>
      </text:list>
      <text:p text:style-name="Horizontal_20_Line"/>
      <text:h text:style-name="Heading_20_2" text:outline-level="2">Creación de la base de datos</text:h>
      <text:p text:style-name="P6"><text:span text:style-name="Source_20_Text">CREATE DATABASE facturacion_informatica;</text:span></text:p>
      <text:p text:style-name="Text_20_body">Conectarse a ella y ejecutar todo lo siguiente.</text:p>
      <text:p text:style-name="Horizontal_20_Line"/>
      <text:h text:style-name="Heading_20_2" text:outline-level="2">3️⃣ Tablas maestras</text:h>
      <text:h text:style-name="Heading_20_3" text:outline-level="3">Categorías</text:h>
      <text:p text:style-name="P8"><text:span text:style-name="Source_20_Text">CREATE TABLE categorias (</text:span></text:p>
      <text:p text:style-name="P8"><text:span text:style-name="Source_20_Text"><text:s text:c="4"/>id_categoria SERIAL PRIMARY KEY,</text:span></text:p>
      <text:p text:style-name="P8"><text:span text:style-name="Source_20_Text"><text:s text:c="4"/>nombre VARCHAR(100) NOT NULL,</text:span></text:p>
      <text:p text:style-name="P8"><text:span text:style-name="Source_20_Text"><text:s text:c="4"/>descripcion TEXT</text:span></text:p>
      <text:p text:style-name="P6"><text:span text:style-name="Source_20_Text">);</text:span></text:p>
      <text:p text:style-name="Horizontal_20_Line"/>
      <text:h text:style-name="Heading_20_3" text:outline-level="3"><text:soft-page-break/>Proveedores</text:h>
      <text:p text:style-name="P8"><text:span text:style-name="Source_20_Text">CREATE TABLE proveedores (</text:span></text:p>
      <text:p text:style-name="P8"><text:span text:style-name="Source_20_Text"><text:s text:c="4"/>id_proveedor SERIAL PRIMARY KEY,</text:span></text:p>
      <text:p text:style-name="P8"><text:span text:style-name="Source_20_Text"><text:s text:c="4"/>nombre VARCHAR(150) NOT NULL,</text:span></text:p>
      <text:p text:style-name="P8"><text:span text:style-name="Source_20_Text"><text:s text:c="4"/>contacto VARCHAR(100),</text:span></text:p>
      <text:p text:style-name="P8"><text:span text:style-name="Source_20_Text"><text:s text:c="4"/>telefono VARCHAR(30),</text:span></text:p>
      <text:p text:style-name="P8"><text:span text:style-name="Source_20_Text"><text:s text:c="4"/>email VARCHAR(100)</text:span></text:p>
      <text:p text:style-name="P6"><text:span text:style-name="Source_20_Text">);</text:span></text:p>
      <text:p text:style-name="Horizontal_20_Line"/>
      <text:h text:style-name="Heading_20_3" text:outline-level="3">Artículos (control de stock incluido)</text:h>
      <text:p text:style-name="P8"><text:span text:style-name="Source_20_Text">CREATE TABLE articulos (</text:span></text:p>
      <text:p text:style-name="P8"><text:span text:style-name="Source_20_Text"><text:s text:c="4"/>id_articulo SERIAL PRIMARY KEY,</text:span></text:p>
      <text:p text:style-name="P8"><text:span text:style-name="Source_20_Text"><text:s text:c="4"/>nombre VARCHAR(150) NOT NULL,</text:span></text:p>
      <text:p text:style-name="P8"><text:span text:style-name="Source_20_Text"><text:s text:c="4"/>descripcion TEXT,</text:span></text:p>
      <text:p text:style-name="P8"><text:span text:style-name="Source_20_Text"><text:s text:c="4"/>precio NUMERIC(10,2) NOT NULL CHECK (precio &gt;= 0),</text:span></text:p>
      <text:p text:style-name="P8"><text:span text:style-name="Source_20_Text"><text:s text:c="4"/>stock INT NOT NULL CHECK (stock &gt;= 0),</text:span></text:p>
      <text:p text:style-name="P8"><text:span text:style-name="Source_20_Text"><text:s text:c="4"/>id_categoria INT REFERENCES categorias(id_categoria),</text:span></text:p>
      <text:p text:style-name="P8"><text:span text:style-name="Source_20_Text"><text:s text:c="4"/>id_proveedor INT REFERENCES proveedores(id_proveedor)</text:span></text:p>
      <text:p text:style-name="P6"><text:span text:style-name="Source_20_Text">);</text:span></text:p>
      <text:p text:style-name="Horizontal_20_Line"/>
      <text:h text:style-name="Heading_20_3" text:outline-level="3">Clientes</text:h>
      <text:p text:style-name="P8"><text:span text:style-name="Source_20_Text">CREATE TABLE clientes (</text:span></text:p>
      <text:p text:style-name="P8"><text:span text:style-name="Source_20_Text"><text:s text:c="4"/>id_cliente SERIAL PRIMARY KEY,</text:span></text:p>
      <text:p text:style-name="P8"><text:span text:style-name="Source_20_Text"><text:s text:c="4"/>nombre VARCHAR(150) NOT NULL,</text:span></text:p>
      <text:p text:style-name="P8"><text:span text:style-name="Source_20_Text"><text:s text:c="4"/>direccion TEXT,</text:span></text:p>
      <text:p text:style-name="P8"><text:span text:style-name="Source_20_Text"><text:s text:c="4"/>telefono VARCHAR(30),</text:span></text:p>
      <text:p text:style-name="P8"><text:span text:style-name="Source_20_Text"><text:s text:c="4"/>email VARCHAR(100)</text:span></text:p>
      <text:p text:style-name="P6"><text:span text:style-name="Source_20_Text">);</text:span></text:p>
      <text:p text:style-name="Horizontal_20_Line"/>
      <text:h text:style-name="Heading_20_2" text:outline-level="2">4️⃣ Pedidos y líneas de pedido</text:h>
      <text:h text:style-name="Heading_20_3" text:outline-level="3">Pedidos</text:h>
      <text:p text:style-name="P8"><text:span text:style-name="Source_20_Text">CREATE TABLE pedidos (</text:span></text:p>
      <text:p text:style-name="P8"><text:span text:style-name="Source_20_Text"><text:s text:c="4"/>id_pedido SERIAL PRIMARY KEY,</text:span></text:p>
      <text:p text:style-name="P8"><text:span text:style-name="Source_20_Text"><text:s text:c="4"/>id_cliente INT REFERENCES clientes(id_cliente),</text:span></text:p>
      <text:p text:style-name="P8"><text:span text:style-name="Source_20_Text"><text:s text:c="4"/>fecha_pedido TIMESTAMP DEFAULT CURRENT_TIMESTAMP,</text:span></text:p>
      <text:p text:style-name="P8"><text:span text:style-name="Source_20_Text"><text:s text:c="4"/>estado VARCHAR(20) NOT NULL DEFAULT 'ABIERTO',</text:span></text:p>
      <text:p text:style-name="P8"><text:span text:style-name="Source_20_Text"><text:s text:c="4"/>total NUMERIC(10,2) DEFAULT 0</text:span></text:p>
      <text:p text:style-name="P6"><text:span text:style-name="Source_20_Text">);</text:span></text:p>
      <text:p text:style-name="Text_20_body">📌 Estados posibles:</text:p>
      <text:list xml:id="list1184400743" text:style-name="L9">
        <text:list-item>
          <text:p text:style-name="P20"><text:span text:style-name="Source_20_Text">ABIERTO</text:span></text:p>
        </text:list-item>
        <text:list-item>
          <text:p text:style-name="P20"><text:span text:style-name="Source_20_Text">FACTURADO</text:span></text:p>
        </text:list-item>
      </text:list>
      <text:p text:style-name="Horizontal_20_Line"/>
      <text:h text:style-name="Heading_20_3" text:outline-level="3"><text:soft-page-break/>Líneas de pedido</text:h>
      <text:p text:style-name="P8"><text:span text:style-name="Source_20_Text">CREATE TABLE lineas_pedido (</text:span></text:p>
      <text:p text:style-name="P8"><text:span text:style-name="Source_20_Text"><text:s text:c="4"/>id_linea SERIAL PRIMARY KEY,</text:span></text:p>
      <text:p text:style-name="P8"><text:span text:style-name="Source_20_Text"><text:s text:c="4"/>id_pedido INT REFERENCES pedidos(id_pedido) ON DELETE CASCADE,</text:span></text:p>
      <text:p text:style-name="P8"><text:span text:style-name="Source_20_Text"><text:s text:c="4"/>id_articulo INT REFERENCES articulos(id_articulo),</text:span></text:p>
      <text:p text:style-name="P8"><text:span text:style-name="Source_20_Text"><text:s text:c="4"/>cantidad INT NOT NULL CHECK (cantidad &gt; 0),</text:span></text:p>
      <text:p text:style-name="P8"><text:span text:style-name="Source_20_Text"><text:s text:c="4"/>precio_unitario NUMERIC(10,2) NOT NULL,</text:span></text:p>
      <text:p text:style-name="P8"><text:span text:style-name="Source_20_Text"><text:s text:c="4"/>subtotal NUMERIC(10,2) NOT NULL</text:span></text:p>
      <text:p text:style-name="P6"><text:span text:style-name="Source_20_Text">);</text:span></text:p>
      <text:h text:style-name="Heading_20_2" text:outline-level="2">5️⃣ Facturas</text:h>
      <text:p text:style-name="P8"><text:span text:style-name="Source_20_Text">CREATE TABLE facturas (</text:span></text:p>
      <text:p text:style-name="P8"><text:span text:style-name="Source_20_Text"><text:s text:c="4"/>id_factura SERIAL PRIMARY KEY,</text:span></text:p>
      <text:p text:style-name="P8"><text:span text:style-name="Source_20_Text"><text:s text:c="4"/>id_pedido INT UNIQUE REFERENCES pedidos(id_pedido),</text:span></text:p>
      <text:p text:style-name="P8"><text:span text:style-name="Source_20_Text"><text:s text:c="4"/>fecha_factura TIMESTAMP DEFAULT CURRENT_TIMESTAMP,</text:span></text:p>
      <text:p text:style-name="P8"><text:span text:style-name="Source_20_Text"><text:s text:c="4"/>total NUMERIC(10,2) NOT NULL</text:span></text:p>
      <text:p text:style-name="P6"><text:span text:style-name="Source_20_Text">);</text:span></text:p>
      <text:h text:style-name="Heading_20_2" text:outline-level="2">2. Diagrama Entidad-Relación</text:h>
      <text:h text:style-name="Heading_20_3" text:outline-level="3">Entidades y relaciones</text:h>
      <text:list xml:id="list2797841812" text:style-name="L10">
        <text:list-item>
          <text:p text:style-name="P21"><text:span text:style-name="Strong_20_Emphasis">categorias</text:span> → 1 a N → <text:span text:style-name="Strong_20_Emphasis">articulos</text:span></text:p>
        </text:list-item>
        <text:list-item>
          <text:p text:style-name="P21"><text:span text:style-name="Strong_20_Emphasis">proveedores</text:span> → 1 a N → <text:span text:style-name="Strong_20_Emphasis">articulos</text:span></text:p>
        </text:list-item>
        <text:list-item>
          <text:p text:style-name="P21"><text:span text:style-name="Strong_20_Emphasis">clientes</text:span> → 1 a N → <text:span text:style-name="Strong_20_Emphasis">pedidos</text:span></text:p>
        </text:list-item>
        <text:list-item>
          <text:p text:style-name="P21"><text:span text:style-name="Strong_20_Emphasis">pedidos</text:span> → 1 a N → <text:span text:style-name="Strong_20_Emphasis">lineas_pedido</text:span></text:p>
        </text:list-item>
        <text:list-item>
          <text:p text:style-name="P21"><text:span text:style-name="Strong_20_Emphasis">pedidos</text:span> → 1 a 1 → <text:span text:style-name="Strong_20_Emphasis">facturas</text:span></text:p>
        </text:list-item>
        <text:list-item>
          <text:p text:style-name="P21"><text:span text:style-name="Strong_20_Emphasis">articulos</text:span> → 1 a N → <text:span text:style-name="Strong_20_Emphasis">lineas_pedido</text:span></text:p>
        </text:list-item>
      </text:list>
      <text:h text:style-name="Heading_20_2" text:outline-level="2">3. Funciones PL/pgSQL</text:h>
      <text:h text:style-name="Heading_20_3" text:outline-level="3"><text:span text:style-name="Source_20_Text">Crear un pedido</text:span></text:h>
      <text:p text:style-name="P8"><text:span text:style-name="Source_20_Text">CREATE OR REPLACE FUNCTION crear_pedido(p_id_cliente INT)</text:span></text:p>
      <text:p text:style-name="P8"><text:span text:style-name="Source_20_Text">RETURNS INT AS $$</text:span></text:p>
      <text:p text:style-name="P8"><text:span text:style-name="Source_20_Text">DECLARE</text:span></text:p>
      <text:p text:style-name="P8"><text:span text:style-name="Source_20_Text"><text:s text:c="4"/>v_id_pedido INT;</text:span></text:p>
      <text:p text:style-name="P8"><text:span text:style-name="Source_20_Text">BEGIN</text:span></text:p>
      <text:p text:style-name="P8"><text:span text:style-name="Source_20_Text"><text:s text:c="4"/>INSERT INTO pedidos (id_cliente)</text:span></text:p>
      <text:p text:style-name="P8"><text:span text:style-name="Source_20_Text"><text:s text:c="4"/>VALUES (p_id_cliente)</text:span></text:p>
      <text:p text:style-name="P8"><text:span text:style-name="Source_20_Text"><text:s text:c="4"/>RETURNING id_pedido INTO v_id_pedido;</text:span></text:p>
      <text:p text:style-name="P8"/>
      <text:p text:style-name="P8"><text:span text:style-name="Source_20_Text"><text:s text:c="4"/>RETURN v_id_pedido;</text:span></text:p>
      <text:p text:style-name="P8"><text:span text:style-name="Source_20_Text">END;</text:span></text:p>
      <text:p text:style-name="P6"><text:span text:style-name="Source_20_Text">$$ LANGUAGE plpgsql;</text:span></text:p>
      <text:p text:style-name="P5"><text:span text:style-name="Source_20_Text">$$ LANGUAGE plpgsql;</text:span></text:p>
      <text:p text:style-name="P5"><text:soft-page-break/><text:span text:style-name="Source_20_Text"/></text:p>
      <text:p text:style-name="P5"><text:span text:style-name="Source_20_Text"/></text:p>
      <text:h text:style-name="Heading_20_3" text:outline-level="3"/>
      <text:h text:style-name="Heading_20_3" text:outline-level="3"><text:span text:style-name="Source_20_Text">Añadir línea de pedido (con control de stock)</text:span></text:h>
      <text:p text:style-name="P8"><text:span text:style-name="Source_20_Text">CREATE OR REPLACE FUNCTION agregar_linea_pedido(</text:span></text:p>
      <text:p text:style-name="P8"><text:span text:style-name="Source_20_Text"><text:s text:c="4"/>p_id_pedido INT,</text:span></text:p>
      <text:p text:style-name="P8"><text:span text:style-name="Source_20_Text"><text:s text:c="4"/>p_id_articulo INT,</text:span></text:p>
      <text:p text:style-name="P8"><text:span text:style-name="Source_20_Text"><text:s text:c="4"/>p_cantidad INT</text:span></text:p>
      <text:p text:style-name="P8"><text:span text:style-name="Source_20_Text">)</text:span></text:p>
      <text:p text:style-name="P8"><text:span text:style-name="Source_20_Text">RETURNS VOID AS $$</text:span></text:p>
      <text:p text:style-name="P8"><text:span text:style-name="Source_20_Text">DECLARE</text:span></text:p>
      <text:p text:style-name="P8"><text:span text:style-name="Source_20_Text"><text:s text:c="4"/>v_precio NUMERIC(10,2);</text:span></text:p>
      <text:p text:style-name="P8"><text:span text:style-name="Source_20_Text"><text:s text:c="4"/>v_stock INT;</text:span></text:p>
      <text:p text:style-name="P8"><text:span text:style-name="Source_20_Text">BEGIN</text:span></text:p>
      <text:p text:style-name="P8"><text:span text:style-name="Source_20_Text"><text:s text:c="4"/>SELECT precio, stock</text:span></text:p>
      <text:p text:style-name="P8"><text:span text:style-name="Source_20_Text"><text:s text:c="4"/>INTO v_precio, v_stock</text:span></text:p>
      <text:p text:style-name="P8"><text:span text:style-name="Source_20_Text"><text:s text:c="4"/>FROM articulos</text:span></text:p>
      <text:p text:style-name="P8"><text:span text:style-name="Source_20_Text"><text:s text:c="4"/>WHERE id_articulo = p_id_articulo;</text:span></text:p>
      <text:p text:style-name="P8"/>
      <text:p text:style-name="P8"><text:span text:style-name="Source_20_Text"><text:s text:c="4"/>IF v_stock &lt; p_cantidad THEN</text:span></text:p>
      <text:p text:style-name="P8"><text:span text:style-name="Source_20_Text"><text:s text:c="8"/>RAISE EXCEPTION 'Stock insuficiente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INSERT INTO lineas_pedido (</text:span></text:p>
      <text:p text:style-name="P8"><text:span text:style-name="Source_20_Text"><text:s text:c="8"/>id_pedido,</text:span></text:p>
      <text:p text:style-name="P8"><text:span text:style-name="Source_20_Text"><text:s text:c="8"/>id_articulo,</text:span></text:p>
      <text:p text:style-name="P8"><text:span text:style-name="Source_20_Text"><text:s text:c="8"/>cantidad,</text:span></text:p>
      <text:p text:style-name="P8"><text:span text:style-name="Source_20_Text"><text:s text:c="8"/>precio_unitario,</text:span></text:p>
      <text:p text:style-name="P8"><text:span text:style-name="Source_20_Text"><text:s text:c="8"/>subtotal</text:span></text:p>
      <text:p text:style-name="P8"><text:span text:style-name="Source_20_Text"><text:s text:c="4"/>)</text:span></text:p>
      <text:p text:style-name="P8"><text:span text:style-name="Source_20_Text"><text:s text:c="4"/>VALUES (</text:span></text:p>
      <text:p text:style-name="P8"><text:span text:style-name="Source_20_Text"><text:s text:c="8"/>p_id_pedido,</text:span></text:p>
      <text:p text:style-name="P8"><text:span text:style-name="Source_20_Text"><text:s text:c="8"/>p_id_articulo,</text:span></text:p>
      <text:p text:style-name="P8"><text:span text:style-name="Source_20_Text"><text:s text:c="8"/>p_cantidad,</text:span></text:p>
      <text:p text:style-name="P8"><text:span text:style-name="Source_20_Text"><text:s text:c="8"/>v_precio,</text:span></text:p>
      <text:p text:style-name="P8"><text:span text:style-name="Source_20_Text"><text:s text:c="8"/>v_precio * p_cantidad</text:span></text:p>
      <text:p text:style-name="P8"><text:span text:style-name="Source_20_Text"><text:s text:c="4"/>);</text:span></text:p>
      <text:p text:style-name="P8"/>
      <text:p text:style-name="P8"><text:span text:style-name="Source_20_Text"><text:s text:c="4"/>UPDATE pedidos</text:span></text:p>
      <text:p text:style-name="P8"><text:span text:style-name="Source_20_Text"><text:s text:c="4"/>SET total = total + (v_precio * p_cantidad)</text:span></text:p>
      <text:p text:style-name="P8"><text:span text:style-name="Source_20_Text"><text:s text:c="4"/>WHERE id_pedido = p_id_pedido;</text:span></text:p>
      <text:p text:style-name="P8"><text:span text:style-name="Source_20_Text">END;</text:span></text:p>
      <text:p text:style-name="P6"><text:span text:style-name="Source_20_Text">$$ LANGUAGE plpgsql;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3" text:outline-level="3"><text:soft-page-break/><text:span text:style-name="Source_20_Text">Facturar pedido (descuenta stock y cierra pedido)</text:span></text:h>
      <text:p text:style-name="P8"><text:span text:style-name="Source_20_Text">CREATE OR REPLACE FUNCTION facturar_pedido(p_id_pedido INT)</text:span></text:p>
      <text:p text:style-name="P8"><text:span text:style-name="Source_20_Text">RETURNS VOID AS $$</text:span></text:p>
      <text:p text:style-name="P8"><text:span text:style-name="Source_20_Text">DECLARE</text:span></text:p>
      <text:p text:style-name="P8"><text:span text:style-name="Source_20_Text"><text:s text:c="4"/>r RECORD;</text:span></text:p>
      <text:p text:style-name="P8"><text:span text:style-name="Source_20_Text"><text:s text:c="4"/>v_total NUMERIC(10,2);</text:span></text:p>
      <text:p text:style-name="P8"><text:span text:style-name="Source_20_Text">BEGIN</text:span></text:p>
      <text:p text:style-name="P8"><text:span text:style-name="Source_20_Text"><text:s text:c="4"/>SELECT estado, total INTO r</text:span></text:p>
      <text:p text:style-name="P8"><text:span text:style-name="Source_20_Text"><text:s text:c="4"/>FROM pedidos</text:span></text:p>
      <text:p text:style-name="P8"><text:span text:style-name="Source_20_Text"><text:s text:c="4"/>WHERE id_pedido = p_id_pedido;</text:span></text:p>
      <text:p text:style-name="P8"/>
      <text:p text:style-name="P8"><text:span text:style-name="Source_20_Text"><text:s text:c="4"/>IF r.estado &lt;&gt; 'ABIERTO' THEN</text:span></text:p>
      <text:p text:style-name="P8"><text:span text:style-name="Source_20_Text"><text:s text:c="8"/>RAISE EXCEPTION 'El pedido ya está facturado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FOR r IN</text:span></text:p>
      <text:p text:style-name="P8"><text:span text:style-name="Source_20_Text"><text:s text:c="8"/>SELECT id_articulo, cantidad</text:span></text:p>
      <text:p text:style-name="P8"><text:span text:style-name="Source_20_Text"><text:s text:c="8"/>FROM lineas_pedido</text:span></text:p>
      <text:p text:style-name="P8"><text:span text:style-name="Source_20_Text"><text:s text:c="8"/>WHERE id_pedido = p_id_pedido</text:span></text:p>
      <text:p text:style-name="P8"><text:span text:style-name="Source_20_Text"><text:s text:c="4"/>LOOP</text:span></text:p>
      <text:p text:style-name="P8"><text:span text:style-name="Source_20_Text"><text:s text:c="8"/>UPDATE articulos</text:span></text:p>
      <text:p text:style-name="P8"><text:span text:style-name="Source_20_Text"><text:s text:c="8"/>SET stock = stock - r.cantidad</text:span></text:p>
      <text:p text:style-name="P8"><text:span text:style-name="Source_20_Text"><text:s text:c="8"/>WHERE id_articulo = r.id_articulo;</text:span></text:p>
      <text:p text:style-name="P8"><text:span text:style-name="Source_20_Text"><text:s text:c="4"/>END LOOP;</text:span></text:p>
      <text:p text:style-name="P8"/>
      <text:p text:style-name="P8"><text:span text:style-name="Source_20_Text"><text:s text:c="4"/>INSERT INTO facturas (id_pedido, total)</text:span></text:p>
      <text:p text:style-name="P8"><text:span text:style-name="Source_20_Text"><text:s text:c="4"/>VALUES (p_id_pedido, (SELECT total FROM pedidos WHERE id_pedido = p_id_pedido));</text:span></text:p>
      <text:p text:style-name="P8"/>
      <text:p text:style-name="P8"><text:span text:style-name="Source_20_Text"><text:s text:c="4"/>UPDATE pedidos</text:span></text:p>
      <text:p text:style-name="P8"><text:span text:style-name="Source_20_Text"><text:s text:c="4"/>SET estado = 'FACTURADO'</text:span></text:p>
      <text:p text:style-name="P8"><text:span text:style-name="Source_20_Text"><text:s text:c="4"/>WHERE id_pedido = p_id_pedido;</text:span></text:p>
      <text:p text:style-name="P8"><text:span text:style-name="Source_20_Text">END;</text:span></text:p>
      <text:p text:style-name="P6"><text:span text:style-name="Source_20_Text">$$ LANGUAGE plpgsql;</text:span></text:p>
      <text:h text:style-name="Heading_20_3" text:outline-level="3"><text:span text:style-name="Source_20_Text"/></text:h>
      <text:p text:style-name="Preformatted_20_Text"><text:span text:style-name="Source_20_Text"><text:s/></text:span></text:p>
      <text:h text:style-name="Heading_20_2" text:outline-level="2">Datos de ejemplo</text:h>
      <text:p text:style-name="P8"><text:span text:style-name="Source_20_Text">INSERT INTO categorias (nombre) VALUES</text:span></text:p>
      <text:p text:style-name="P8"><text:span text:style-name="Source_20_Text">('Portátiles'),</text:span></text:p>
      <text:p text:style-name="P8"><text:span text:style-name="Source_20_Text">('Componentes'),</text:span></text:p>
      <text:p text:style-name="P8"><text:span text:style-name="Source_20_Text">('Periféricos');</text:span></text:p>
      <text:p text:style-name="P8"/>
      <text:p text:style-name="P8"><text:span text:style-name="Source_20_Text">INSERT INTO proveedores (nombre) VALUES</text:span></text:p>
      <text:p text:style-name="P8"><text:span text:style-name="Source_20_Text">('TechSupplier'),</text:span></text:p>
      <text:p text:style-name="P8"><text:span text:style-name="Source_20_Text">('HardwarePro');</text:span></text:p>
      <text:p text:style-name="P8"/>
      <text:p text:style-name="P8"><text:span text:style-name="Source_20_Text">INSERT INTO articulos (nombre, precio, stock, id_categoria, id_proveedor) VALUES</text:span></text:p>
      <text:p text:style-name="P8"><text:span text:style-name="Source_20_Text">('Laptop Lenovo', 850.00, 10, 1, 1),</text:span></text:p>
      <text:p text:style-name="P8"><text:span text:style-name="Source_20_Text">('Mouse Logitech', 25.00, 50, 3, 2),</text:span></text:p>
      <text:p text:style-name="P8"><text:span text:style-name="Source_20_Text">('SSD 1TB', 120.00, 20, 2, 1);</text:span></text:p>
      <text:p text:style-name="P8"/>
      <text:p text:style-name="P8"><text:span text:style-name="Source_20_Text">INSERT INTO clientes (nombre, email) VALUES</text:span></text:p>
      <text:p text:style-name="P8"><text:span text:style-name="Source_20_Text">('Juan Pérez', 'juan@email.com'),</text:span></text:p>
      <text:p text:style-name="P6"><text:span text:style-name="Source_20_Text">('Empresa XYZ', 'ventas@xyz.com');</text:span></text:p>
      <text:h text:style-name="Heading_20_2" text:outline-level="2"><text:soft-page-break/>Ejemplo de uso</text:h>
      <text:p text:style-name="P8"><text:span text:style-name="Source_20_Text">-- Crear pedido</text:span></text:p>
      <text:p text:style-name="P8"><text:span text:style-name="Source_20_Text">SELECT crear_pedido(1);</text:span></text:p>
      <text:p text:style-name="P8"/>
      <text:p text:style-name="P8"><text:span text:style-name="Source_20_Text">-- Agregar líneas</text:span></text:p>
      <text:p text:style-name="P8"><text:span text:style-name="Source_20_Text">SELECT agregar_linea_pedido(1, 1, 1);</text:span></text:p>
      <text:p text:style-name="P8"><text:span text:style-name="Source_20_Text">SELECT agregar_linea_pedido(1, 2, 2);</text:span></text:p>
      <text:p text:style-name="P8"/>
      <text:p text:style-name="P8"><text:span text:style-name="Source_20_Text">-- Facturar</text:span></text:p>
      <text:p text:style-name="P6"><text:span text:style-name="Source_20_Text">SELECT facturar_pedido(1);</text:span></text:p>
      <text:p text:style-name="Text_20_body"/>
      <text:h text:style-name="Heading_20_2" text:outline-level="2"><text:span text:style-name="Source_20_Text"/></text:h>
      <text:p text:style-name="Horizontal_20_Line"/>
      <text:h text:style-name="Heading_20_2" text:outline-level="2">5. Consultas útiles</text:h>
      <text:list xml:id="list3078215470" text:style-name="L11">
        <text:list-item>
          <text:p text:style-name="P22">Pedidos abiertos de un cliente</text:p>
        </text:list-item>
        <text:list-item>
          <text:p text:style-name="P22">Detalle de un pedido</text:p>
        </text:list-item>
        <text:list-item>
          <text:p text:style-name="P22">Factura de un pedido</text:p>
        </text:list-item>
        <text:list-item>
          <text:p text:style-name="P22">Stock bajo</text:p>
        </text:list-item>
        <text:list-item>
          <text:p text:style-name="P22">Ventas por artículo</text:p>
        </text:list-item>
        <text:list-item>
          <text:p text:style-name="P22">Estadísticas por rango de fechas, mes, cliente, categoría</text:p>
        </text:list-item>
      </text:list>
      <text:p text:style-name="Text_20_body">Todo documentado y explicado en los pasos anteriores del chat.</text:p>
      <text:h text:style-name="Heading_20_2" text:outline-level="2">Consultas útiles (para API NestJS)</text:h>
      <text:p text:style-name="Text_20_body">Estas son <text:span text:style-name="Strong_20_Emphasis">queries reales</text:span> que usarías en servicios (<text:span text:style-name="Source_20_Text">@nestjs/typeorm</text:span> o <text:span text:style-name="Source_20_Text">pg</text:span>).</text:p>
      <text:p text:style-name="Horizontal_20_Line"/>
      <text:h text:style-name="Heading_20_3" text:outline-level="3">🔹 Pedidos abiertos de un cliente</text:h>
      <text:p text:style-name="P8"><text:span text:style-name="Source_20_Text">SELECT p.id_pedido, p.fecha_pedido, p.total</text:span></text:p>
      <text:p text:style-name="P8"><text:span text:style-name="Source_20_Text">FROM pedidos p</text:span></text:p>
      <text:p text:style-name="P8"><text:span text:style-name="Source_20_Text">WHERE p.id_cliente = $1</text:span></text:p>
      <text:p text:style-name="P6"><text:span text:style-name="Source_20_Text"><text:s text:c="2"/>AND p.estado = 'ABIERTO';</text:span></text:p>
      <text:p text:style-name="Horizontal_20_Line"/>
      <text:h text:style-name="Heading_20_3" text:outline-level="3">🔹 Detalle completo de un pedido</text:h>
      <text:p text:style-name="P8"><text:span text:style-name="Source_20_Text">SELECT </text:span></text:p>
      <text:p text:style-name="P8"><text:span text:style-name="Source_20_Text"><text:s text:c="4"/>a.nombre,</text:span></text:p>
      <text:p text:style-name="P8"><text:span text:style-name="Source_20_Text"><text:s text:c="4"/>lp.cantidad,</text:span></text:p>
      <text:p text:style-name="P8"><text:span text:style-name="Source_20_Text"><text:s text:c="4"/>lp.precio_unitario,</text:span></text:p>
      <text:p text:style-name="P8"><text:span text:style-name="Source_20_Text"><text:s text:c="4"/>lp.subtotal</text:span></text:p>
      <text:p text:style-name="P8"><text:soft-page-break/><text:span text:style-name="Source_20_Text">FROM lineas_pedido lp</text:span></text:p>
      <text:p text:style-name="P8"><text:span text:style-name="Source_20_Text">JOIN articulos a ON a.id_articulo = lp.id_articulo</text:span></text:p>
      <text:p text:style-name="P6"><text:span text:style-name="Source_20_Text">WHERE lp.id_pedido = $1;</text:span></text:p>
      <text:p text:style-name="Horizontal_20_Line"/>
      <text:h text:style-name="Heading_20_3" text:outline-level="3">🔹 Factura con datos del cliente</text:h>
      <text:p text:style-name="P8"><text:span text:style-name="Source_20_Text">SELECT </text:span></text:p>
      <text:p text:style-name="P8"><text:span text:style-name="Source_20_Text"><text:s text:c="4"/>f.id_factura,</text:span></text:p>
      <text:p text:style-name="P8"><text:span text:style-name="Source_20_Text"><text:s text:c="4"/>f.fecha_factura,</text:span></text:p>
      <text:p text:style-name="P8"><text:span text:style-name="Source_20_Text"><text:s text:c="4"/>c.nombre AS cliente,</text:span></text:p>
      <text:p text:style-name="P8"><text:span text:style-name="Source_20_Text"><text:s text:c="4"/>f.total</text:span></text:p>
      <text:p text:style-name="P8"><text:span text:style-name="Source_20_Text">FROM facturas f</text:span></text:p>
      <text:p text:style-name="P8"><text:span text:style-name="Source_20_Text">JOIN pedidos p ON p.id_pedido = f.id_pedido</text:span></text:p>
      <text:p text:style-name="P8"><text:span text:style-name="Source_20_Text">JOIN clientes c ON c.id_cliente = p.id_cliente</text:span></text:p>
      <text:p text:style-name="P6"><text:span text:style-name="Source_20_Text">WHERE f.id_factura = $1;</text:span></text:p>
      <text:p text:style-name="Horizontal_20_Line"/>
      <text:h text:style-name="Heading_20_3" text:outline-level="3">🔹 Stock bajo (alertas)</text:h>
      <text:p text:style-name="P8"><text:span text:style-name="Source_20_Text">SELECT id_articulo, nombre, stock</text:span></text:p>
      <text:p text:style-name="P8"><text:span text:style-name="Source_20_Text">FROM articulos</text:span></text:p>
      <text:p text:style-name="P8"><text:span text:style-name="Source_20_Text">WHERE stock &lt; 5</text:span></text:p>
      <text:p text:style-name="P6"><text:span text:style-name="Source_20_Text">ORDER BY stock ASC;</text:span></text:p>
      <text:p text:style-name="Horizontal_20_Line"/>
      <text:h text:style-name="Heading_20_3" text:outline-level="3">🔹 Ventas por artículo</text:h>
      <text:p text:style-name="P8"><text:span text:style-name="Source_20_Text">SELECT </text:span></text:p>
      <text:p text:style-name="P8"><text:span text:style-name="Source_20_Text"><text:s text:c="4"/>a.nombre,</text:span></text:p>
      <text:p text:style-name="P8"><text:span text:style-name="Source_20_Text"><text:s text:c="4"/>SUM(lp.cantidad) AS unidades_vendidas,</text:span></text:p>
      <text:p text:style-name="P8"><text:span text:style-name="Source_20_Text"><text:s text:c="4"/>SUM(lp.subtotal) AS total_vendido</text:span></text:p>
      <text:p text:style-name="P8"><text:span text:style-name="Source_20_Text">FROM lineas_pedido lp</text:span></text:p>
      <text:p text:style-name="P8"><text:span text:style-name="Source_20_Text">JOIN articulos a ON a.id_articulo = lp.id_articulo</text:span></text:p>
      <text:p text:style-name="P8"><text:span text:style-name="Source_20_Text">GROUP BY a.nombre</text:span></text:p>
      <text:p text:style-name="P6"><text:span text:style-name="Source_20_Text">ORDER BY total_vendido DESC;</text:span></text:p>
      <text:p text:style-name="Horizontal_20_Line"/>
      <text:h text:style-name="Heading_20_2" text:outline-level="2">3️⃣ Consultas estadísticas usando rangos 📊</text:h>
      <text:p text:style-name="Text_20_body">Muy típicas para panel de administración.</text:p>
      <text:p text:style-name="Horizontal_20_Line"/>
      <text:h text:style-name="Heading_20_3" text:outline-level="3">🔹 Facturación por rango de fechas</text:h>
      <text:p text:style-name="P8"><text:span text:style-name="Source_20_Text">SELECT </text:span></text:p>
      <text:p text:style-name="P8"><text:span text:style-name="Source_20_Text"><text:s text:c="4"/>DATE(fecha_factura) AS dia,</text:span></text:p>
      <text:p text:style-name="P8"><text:span text:style-name="Source_20_Text"><text:s text:c="4"/>SUM(total) AS total_facturado</text:span></text:p>
      <text:p text:style-name="P8"><text:span text:style-name="Source_20_Text">FROM facturas</text:span></text:p>
      <text:p text:style-name="P8"><text:span text:style-name="Source_20_Text">WHERE fecha_factura BETWEEN $1 AND $2</text:span></text:p>
      <text:p text:style-name="P8"><text:span text:style-name="Source_20_Text">GROUP BY DATE(fecha_factura)</text:span></text:p>
      <text:p text:style-name="P6"><text:span text:style-name="Source_20_Text">ORDER BY dia;</text:span></text:p>
      <text:p text:style-name="Horizontal_20_Line"><text:soft-page-break/></text:p>
      <text:h text:style-name="Heading_20_3" text:outline-level="3">🔹 Ventas mensuales</text:h>
      <text:p text:style-name="P8"><text:span text:style-name="Source_20_Text">SELECT </text:span></text:p>
      <text:p text:style-name="P8"><text:span text:style-name="Source_20_Text"><text:s text:c="4"/>DATE_TRUNC('month', fecha_factura) AS mes,</text:span></text:p>
      <text:p text:style-name="P8"><text:span text:style-name="Source_20_Text"><text:s text:c="4"/>SUM(total) AS total</text:span></text:p>
      <text:p text:style-name="P8"><text:span text:style-name="Source_20_Text">FROM facturas</text:span></text:p>
      <text:p text:style-name="P8"><text:span text:style-name="Source_20_Text">GROUP BY mes</text:span></text:p>
      <text:p text:style-name="P6"><text:span text:style-name="Source_20_Text">ORDER BY mes;</text:span></text:p>
      <text:p text:style-name="Horizontal_20_Line"/>
      <text:h text:style-name="Heading_20_3" text:outline-level="3">🔹 Clientes que más compran (ranking)</text:h>
      <text:p text:style-name="P8"><text:span text:style-name="Source_20_Text">SELECT </text:span></text:p>
      <text:p text:style-name="P8"><text:span text:style-name="Source_20_Text"><text:s text:c="4"/>c.nombre,</text:span></text:p>
      <text:p text:style-name="P8"><text:span text:style-name="Source_20_Text"><text:s text:c="4"/>SUM(f.total) AS total_comprado</text:span></text:p>
      <text:p text:style-name="P8"><text:span text:style-name="Source_20_Text">FROM facturas f</text:span></text:p>
      <text:p text:style-name="P8"><text:span text:style-name="Source_20_Text">JOIN pedidos p ON p.id_pedido = f.id_pedido</text:span></text:p>
      <text:p text:style-name="P8"><text:span text:style-name="Source_20_Text">JOIN clientes c ON c.id_cliente = p.id_cliente</text:span></text:p>
      <text:p text:style-name="P8"><text:span text:style-name="Source_20_Text">GROUP BY c.nombre</text:span></text:p>
      <text:p text:style-name="P8"><text:span text:style-name="Source_20_Text">ORDER BY total_comprado DESC</text:span></text:p>
      <text:p text:style-name="P6"><text:span text:style-name="Source_20_Text">LIMIT 10;</text:span></text:p>
      <text:p text:style-name="Horizontal_20_Line"/>
      <text:h text:style-name="Heading_20_3" text:outline-level="3">🔹 Productos más vendidos en un rango</text:h>
      <text:p text:style-name="P8"><text:span text:style-name="Source_20_Text">SELECT </text:span></text:p>
      <text:p text:style-name="P8"><text:span text:style-name="Source_20_Text"><text:s text:c="4"/>a.nombre,</text:span></text:p>
      <text:p text:style-name="P8"><text:span text:style-name="Source_20_Text"><text:s text:c="4"/>SUM(lp.cantidad) AS unidades</text:span></text:p>
      <text:p text:style-name="P8"><text:span text:style-name="Source_20_Text">FROM lineas_pedido lp</text:span></text:p>
      <text:p text:style-name="P8"><text:span text:style-name="Source_20_Text">JOIN articulos a ON a.id_articulo = lp.id_articulo</text:span></text:p>
      <text:p text:style-name="P8"><text:span text:style-name="Source_20_Text">JOIN pedidos p ON p.id_pedido = lp.id_pedido</text:span></text:p>
      <text:p text:style-name="P8"><text:span text:style-name="Source_20_Text">WHERE p.fecha_pedido BETWEEN $1 AND $2</text:span></text:p>
      <text:p text:style-name="P8"><text:span text:style-name="Source_20_Text">GROUP BY a.nombre</text:span></text:p>
      <text:p text:style-name="P6"><text:span text:style-name="Source_20_Text">ORDER BY unidades DESC;</text:span></text:p>
      <text:p text:style-name="Horizontal_20_Line"/>
      <text:h text:style-name="Heading_20_3" text:outline-level="3">🔹 Ingresos por categoría</text:h>
      <text:p text:style-name="P8"><text:span text:style-name="Source_20_Text">SELECT </text:span></text:p>
      <text:p text:style-name="P8"><text:span text:style-name="Source_20_Text"><text:s text:c="4"/>c.nombre AS categoria,</text:span></text:p>
      <text:p text:style-name="P8"><text:span text:style-name="Source_20_Text"><text:s text:c="4"/>SUM(lp.subtotal) AS total</text:span></text:p>
      <text:p text:style-name="P8"><text:span text:style-name="Source_20_Text">FROM lineas_pedido lp</text:span></text:p>
      <text:p text:style-name="P8"><text:span text:style-name="Source_20_Text">JOIN articulos a ON a.id_articulo = lp.id_articulo</text:span></text:p>
      <text:p text:style-name="P8"><text:span text:style-name="Source_20_Text">JOIN categorias c ON c.id_categoria = a.id_categoria</text:span></text:p>
      <text:p text:style-name="P8"><text:span text:style-name="Source_20_Text">GROUP BY c.nombre</text:span></text:p>
      <text:p text:style-name="P6"><text:span text:style-name="Source_20_Text">ORDER BY total DESC;</text:span></text:p>
      <text:p text:style-name="Text_20_body"/>
      <text:h text:style-name="Heading_20_2" text:outline-level="2"><text:soft-page-break/></text:h>
      <text:h text:style-name="P3" text:outline-level="2">Funciones de ventana:</text:h>
      <text:h text:style-name="P2" text:outline-level="1">🧠 Recordatorio rápido (qué hacen)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Función</text:p>
            </table:table-cell>
            <table:table-cell table:style-name="Tabla3.A1" office:value-type="string">
              <text:p text:style-name="Table_20_Heading">Para qué sirve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ROW_NUMBER()</text:span></text:p>
          </table:table-cell>
          <table:table-cell table:style-name="Tabla3.A1" office:value-type="string">
            <text:p text:style-name="Table_20_Contents">Numeración única por fila</text:p>
          </table:table-cell>
        </table:table-row>
        <table:table-row>
          <table:table-cell table:style-name="Tabla3.A1" office:value-type="string">
            <text:p text:style-name="Table_20_Contents"><text:span text:style-name="Source_20_Text">RANK()</text:span></text:p>
          </table:table-cell>
          <table:table-cell table:style-name="Tabla3.A1" office:value-type="string">
            <text:p text:style-name="Table_20_Contents">Ranking con saltos</text:p>
          </table:table-cell>
        </table:table-row>
        <table:table-row>
          <table:table-cell table:style-name="Tabla3.A1" office:value-type="string">
            <text:p text:style-name="Table_20_Contents"><text:span text:style-name="Source_20_Text">DENSE_RANK()</text:span></text:p>
          </table:table-cell>
          <table:table-cell table:style-name="Tabla3.A1" office:value-type="string">
            <text:p text:style-name="Table_20_Contents">Ranking sin saltos</text:p>
          </table:table-cell>
        </table:table-row>
        <table:table-row>
          <table:table-cell table:style-name="Tabla3.A1" office:value-type="string">
            <text:p text:style-name="Table_20_Contents"><text:span text:style-name="Source_20_Text">PARTITION BY</text:span></text:p>
          </table:table-cell>
          <table:table-cell table:style-name="Tabla3.A1" office:value-type="string">
            <text:p text:style-name="Table_20_Contents">Agrupar sin perder filas</text:p>
          </table:table-cell>
        </table:table-row>
        <table:table-row>
          <table:table-cell table:style-name="Tabla3.A1" office:value-type="string">
            <text:p text:style-name="Table_20_Contents"><text:span text:style-name="Source_20_Text">SUM() OVER()</text:span></text:p>
          </table:table-cell>
          <table:table-cell table:style-name="Tabla3.A1" office:value-type="string">
            <text:p text:style-name="Table_20_Contents">Totales acumulados</text:p>
          </table:table-cell>
        </table:table-row>
        <table:table-row>
          <table:table-cell table:style-name="Tabla3.A1" office:value-type="string">
            <text:p text:style-name="Table_20_Contents"><text:span text:style-name="Source_20_Text">AVG() OVER()</text:span></text:p>
          </table:table-cell>
          <table:table-cell table:style-name="Tabla3.A1" office:value-type="string">
            <text:p text:style-name="Table_20_Contents">Medias</text:p>
          </table:table-cell>
        </table:table-row>
        <table:table-row>
          <table:table-cell table:style-name="Tabla3.A1" office:value-type="string">
            <text:p text:style-name="Table_20_Contents"><text:span text:style-name="Source_20_Text">LAG()</text:span></text:p>
          </table:table-cell>
          <table:table-cell table:style-name="Tabla3.A1" office:value-type="string">
            <text:p text:style-name="Table_20_Contents">Valor anterior</text:p>
          </table:table-cell>
        </table:table-row>
        <table:table-row>
          <table:table-cell table:style-name="Tabla3.A1" office:value-type="string">
            <text:p text:style-name="Table_20_Contents"><text:span text:style-name="Source_20_Text">LEAD()</text:span></text:p>
          </table:table-cell>
          <table:table-cell table:style-name="Tabla3.A1" office:value-type="string">
            <text:p text:style-name="Table_20_Contents">Valor siguiente</text:p>
          </table:table-cell>
        </table:table-row>
      </table:table>
      <text:p text:style-name="Horizontal_20_Line"/>
      <text:h text:style-name="Heading_20_2" text:outline-level="2">1️⃣ Ranking de clientes por facturación total</text:h>
      <text:h text:style-name="Heading_20_3" text:outline-level="3">🏆 Top clientes (ranking global)</text:h>
      <text:p text:style-name="P8"><text:span text:style-name="Source_20_Text">SELECT</text:span></text:p>
      <text:p text:style-name="P8"><text:span text:style-name="Source_20_Text"><text:s text:c="4"/>c.nombre,</text:span></text:p>
      <text:p text:style-name="P8"><text:span text:style-name="Source_20_Text"><text:s text:c="4"/>SUM(f.total) AS total_facturado,</text:span></text:p>
      <text:p text:style-name="P8"><text:span text:style-name="Source_20_Text"><text:s text:c="4"/>RANK() OVER (ORDER BY SUM(f.total) DESC) AS ranking</text:span></text:p>
      <text:p text:style-name="P8"><text:span text:style-name="Source_20_Text">FROM facturas f</text:span></text:p>
      <text:p text:style-name="P8"><text:span text:style-name="Source_20_Text">JOIN facturas_pedidos fp ON fp.id_factura = f.id_factura</text:span></text:p>
      <text:p text:style-name="P8"><text:span text:style-name="Source_20_Text">JOIN pedidos p ON p.id_pedido = fp.id_pedido</text:span></text:p>
      <text:p text:style-name="P8"><text:span text:style-name="Source_20_Text">JOIN clientes c ON c.id_cliente = p.id_cliente</text:span></text:p>
      <text:p text:style-name="P6"><text:span text:style-name="Source_20_Text">GROUP BY c.nombre;</text:span></text:p>
      <text:p text:style-name="Text_20_body">📌 Usa:</text:p>
      <text:list xml:id="list3582232075" text:style-name="L12">
        <text:list-item>
          <text:p text:style-name="P23"><text:span text:style-name="Source_20_Text">RANK()</text:span> → si hay empate, salta números</text:p>
        </text:list-item>
      </text:list>
      <text:p text:style-name="Horizontal_20_Line"/>
      <text:h text:style-name="Heading_20_2" text:outline-level="2">2️⃣ Ranking de clientes SIN saltos</text:h>
      <text:p text:style-name="P8"><text:span text:style-name="Source_20_Text">SELECT</text:span></text:p>
      <text:p text:style-name="P8"><text:span text:style-name="Source_20_Text"><text:s text:c="4"/>c.nombre,</text:span></text:p>
      <text:p text:style-name="P8"><text:span text:style-name="Source_20_Text"><text:s text:c="4"/>SUM(f.total) AS total_facturado,</text:span></text:p>
      <text:p text:style-name="P8"><text:span text:style-name="Source_20_Text"><text:s text:c="4"/>DENSE_RANK() OVER (ORDER BY SUM(f.total) DESC) AS ranking</text:span></text:p>
      <text:p text:style-name="P8"><text:span text:style-name="Source_20_Text">FROM facturas f</text:span></text:p>
      <text:p text:style-name="P8"><text:span text:style-name="Source_20_Text">JOIN facturas_pedidos fp ON fp.id_factura = f.id_factura</text:span></text:p>
      <text:p text:style-name="P8"><text:span text:style-name="Source_20_Text">JOIN pedidos p ON p.id_pedido = fp.id_pedido</text:span></text:p>
      <text:p text:style-name="P8"><text:span text:style-name="Source_20_Text">JOIN clientes c ON c.id_cliente = p.id_cliente</text:span></text:p>
      <text:p text:style-name="P6"><text:span text:style-name="Source_20_Text">GROUP BY c.nombre;</text:span></text:p>
      <text:p text:style-name="Horizontal_20_Line"/>
      <text:h text:style-name="Heading_20_2" text:outline-level="2"><text:soft-page-break/>3️⃣ Ranking de productos más vendidos por categoría</text:h>
      <text:p text:style-name="P8"><text:span text:style-name="Source_20_Text">SELECT</text:span></text:p>
      <text:p text:style-name="P8"><text:span text:style-name="Source_20_Text"><text:s text:c="4"/>c.nombre AS categoria,</text:span></text:p>
      <text:p text:style-name="P8"><text:span text:style-name="Source_20_Text"><text:s text:c="4"/>a.nombre AS articulo,</text:span></text:p>
      <text:p text:style-name="P8"><text:span text:style-name="Source_20_Text"><text:s text:c="4"/>SUM(lp.cantidad) AS unidades_vendidas,</text:span></text:p>
      <text:p text:style-name="P8"><text:span text:style-name="Source_20_Text"><text:s text:c="4"/>DENSE_RANK() OVER (</text:span></text:p>
      <text:p text:style-name="P8"><text:span text:style-name="Source_20_Text"><text:s text:c="8"/>PARTITION BY c.nombre</text:span></text:p>
      <text:p text:style-name="P8"><text:span text:style-name="Source_20_Text"><text:s text:c="8"/>ORDER BY SUM(lp.cantidad) DESC</text:span></text:p>
      <text:p text:style-name="P8"><text:span text:style-name="Source_20_Text"><text:s text:c="4"/>) AS ranking_categoria</text:span></text:p>
      <text:p text:style-name="P8"><text:span text:style-name="Source_20_Text">FROM lineas_pedido lp</text:span></text:p>
      <text:p text:style-name="P8"><text:span text:style-name="Source_20_Text">JOIN articulos a ON a.id_articulo = lp.id_articulo</text:span></text:p>
      <text:p text:style-name="P8"><text:span text:style-name="Source_20_Text">JOIN categorias c ON c.id_categoria = a.id_categoria</text:span></text:p>
      <text:p text:style-name="P6"><text:span text:style-name="Source_20_Text">GROUP BY c.nombre, a.nombre;</text:span></text:p>
      <text:p text:style-name="Text_20_body">📌 Aquí <text:span text:style-name="Source_20_Text">PARTITION BY</text:span> crea <text:span text:style-name="Strong_20_Emphasis">un ranking independiente por categoría</text:span>.</text:p>
      <text:p text:style-name="Horizontal_20_Line"/>
      <text:h text:style-name="Heading_20_2" text:outline-level="2">4️⃣ Ventas acumuladas por fecha (running total)</text:h>
      <text:p text:style-name="P8"><text:span text:style-name="Source_20_Text">SELECT</text:span></text:p>
      <text:p text:style-name="P8"><text:span text:style-name="Source_20_Text"><text:s text:c="4"/>DATE(f.fecha_factura) AS fecha,</text:span></text:p>
      <text:p text:style-name="P8"><text:span text:style-name="Source_20_Text"><text:s text:c="4"/>SUM(f.total) AS total_dia,</text:span></text:p>
      <text:p text:style-name="P8"><text:span text:style-name="Source_20_Text"><text:s text:c="4"/>SUM(SUM(f.total)) OVER (</text:span></text:p>
      <text:p text:style-name="P8"><text:span text:style-name="Source_20_Text"><text:s text:c="8"/>ORDER BY DATE(f.fecha_factura)</text:span></text:p>
      <text:p text:style-name="P8"><text:span text:style-name="Source_20_Text"><text:s text:c="4"/>) AS acumulado</text:span></text:p>
      <text:p text:style-name="P8"><text:span text:style-name="Source_20_Text">FROM facturas f</text:span></text:p>
      <text:p text:style-name="P8"><text:span text:style-name="Source_20_Text">GROUP BY DATE(f.fecha_factura)</text:span></text:p>
      <text:p text:style-name="P6"><text:span text:style-name="Source_20_Text">ORDER BY fecha;</text:span></text:p>
      <text:p text:style-name="Text_20_body">📊 Ideal para gráficas.</text:p>
      <text:p text:style-name="Horizontal_20_Line"/>
      <text:h text:style-name="Heading_20_2" text:outline-level="2">5️⃣ Facturación mensual + promedio móvil</text:h>
      <text:p text:style-name="P8"><text:span text:style-name="Source_20_Text">SELECT</text:span></text:p>
      <text:p text:style-name="P8"><text:span text:style-name="Source_20_Text"><text:s text:c="4"/>DATE_TRUNC('month', fecha_factura) AS mes,</text:span></text:p>
      <text:p text:style-name="P8"><text:span text:style-name="Source_20_Text"><text:s text:c="4"/>SUM(total) AS total_mes,</text:span></text:p>
      <text:p text:style-name="P8"><text:span text:style-name="Source_20_Text"><text:s text:c="4"/>AVG(SUM(total)) OVER (</text:span></text:p>
      <text:p text:style-name="P8"><text:span text:style-name="Source_20_Text"><text:s text:c="8"/>ORDER BY DATE_TRUNC('month', fecha_factura)</text:span></text:p>
      <text:p text:style-name="P8"><text:span text:style-name="Source_20_Text"><text:s text:c="8"/>ROWS BETWEEN 2 PRECEDING AND CURRENT ROW</text:span></text:p>
      <text:p text:style-name="P8"><text:span text:style-name="Source_20_Text"><text:s text:c="4"/>) AS promedio_3_meses</text:span></text:p>
      <text:p text:style-name="P8"><text:span text:style-name="Source_20_Text">FROM facturas</text:span></text:p>
      <text:p text:style-name="P8"><text:span text:style-name="Source_20_Text">GROUP BY mes</text:span></text:p>
      <text:p text:style-name="P6"><text:span text:style-name="Source_20_Text">ORDER BY mes;</text:span></text:p>
      <text:p text:style-name="Text_20_body">📌 Media móvil de 3 meses.</text:p>
      <text:p text:style-name="Horizontal_20_Line"/>
      <text:h text:style-name="Heading_20_2" text:outline-level="2">6️⃣ Numerar pedidos de cada cliente (historial)</text:h>
      <text:p text:style-name="P8"><text:span text:style-name="Source_20_Text">SELECT</text:span></text:p>
      <text:p text:style-name="P8"><text:span text:style-name="Source_20_Text"><text:s text:c="4"/>p.id_cliente,</text:span></text:p>
      <text:p text:style-name="P8"><text:span text:style-name="Source_20_Text"><text:s text:c="4"/>p.id_pedido,</text:span></text:p>
      <text:p text:style-name="P8"><text:soft-page-break/><text:span text:style-name="Source_20_Text"><text:s text:c="4"/>p.fecha_pedido,</text:span></text:p>
      <text:p text:style-name="P8"><text:span text:style-name="Source_20_Text"><text:s text:c="4"/>ROW_NUMBER() OVER (</text:span></text:p>
      <text:p text:style-name="P8"><text:span text:style-name="Source_20_Text"><text:s text:c="8"/>PARTITION BY p.id_cliente</text:span></text:p>
      <text:p text:style-name="P8"><text:span text:style-name="Source_20_Text"><text:s text:c="8"/>ORDER BY p.fecha_pedido</text:span></text:p>
      <text:p text:style-name="P8"><text:span text:style-name="Source_20_Text"><text:s text:c="4"/>) AS numero_pedido_cliente</text:span></text:p>
      <text:p text:style-name="P6"><text:span text:style-name="Source_20_Text">FROM pedidos p;</text:span></text:p>
      <text:p text:style-name="Text_20_body">📌 Cada cliente tiene su propio contador.</text:p>
      <text:p text:style-name="Horizontal_20_Line"/>
      <text:h text:style-name="Heading_20_2" text:outline-level="2">7️⃣ Comparar ventas entre días (LAG)</text:h>
      <text:p text:style-name="P8"><text:span text:style-name="Source_20_Text">SELECT</text:span></text:p>
      <text:p text:style-name="P8"><text:span text:style-name="Source_20_Text"><text:s text:c="4"/>fecha,</text:span></text:p>
      <text:p text:style-name="P8"><text:span text:style-name="Source_20_Text"><text:s text:c="4"/>total_dia,</text:span></text:p>
      <text:p text:style-name="P8"><text:span text:style-name="Source_20_Text"><text:s text:c="4"/>total_dia - LAG(total_dia) OVER (ORDER BY fecha) AS diferencia</text:span></text:p>
      <text:p text:style-name="P8"><text:span text:style-name="Source_20_Text">FROM (</text:span></text:p>
      <text:p text:style-name="P8"><text:span text:style-name="Source_20_Text"><text:s text:c="4"/>SELECT</text:span></text:p>
      <text:p text:style-name="P8"><text:span text:style-name="Source_20_Text"><text:s text:c="8"/>DATE(fecha_factura) AS fecha,</text:span></text:p>
      <text:p text:style-name="P8"><text:span text:style-name="Source_20_Text"><text:s text:c="8"/>SUM(total) AS total_dia</text:span></text:p>
      <text:p text:style-name="P8"><text:span text:style-name="Source_20_Text"><text:s text:c="4"/>FROM facturas</text:span></text:p>
      <text:p text:style-name="P8"><text:span text:style-name="Source_20_Text"><text:s text:c="4"/>GROUP BY DATE(fecha_factura)</text:span></text:p>
      <text:p text:style-name="P8"><text:span text:style-name="Source_20_Text">) t</text:span></text:p>
      <text:p text:style-name="P6"><text:span text:style-name="Source_20_Text">ORDER BY fecha;</text:span></text:p>
      <text:p text:style-name="Text_20_body">📊 Muestra si se vende más o menos que el día anterior.</text:p>
      <text:p text:style-name="Horizontal_20_Line"/>
      <text:h text:style-name="Heading_20_2" text:outline-level="2">8️⃣ Detectar caídas o subidas grandes de ventas</text:h>
      <text:p text:style-name="P8"><text:span text:style-name="Source_20_Text">SELECT</text:span></text:p>
      <text:p text:style-name="P8"><text:span text:style-name="Source_20_Text"><text:s text:c="4"/>fecha,</text:span></text:p>
      <text:p text:style-name="P8"><text:span text:style-name="Source_20_Text"><text:s text:c="4"/>total_dia,</text:span></text:p>
      <text:p text:style-name="P8"><text:span text:style-name="Source_20_Text"><text:s text:c="4"/>ROUND(</text:span></text:p>
      <text:p text:style-name="P8"><text:span text:style-name="Source_20_Text"><text:s text:c="8"/>(total_dia - LAG(total_dia) OVER (ORDER BY fecha))</text:span></text:p>
      <text:p text:style-name="P8"><text:span text:style-name="Source_20_Text"><text:s text:c="8"/>/ NULLIF(LAG(total_dia) OVER (ORDER BY fecha), 0) * 100,</text:span></text:p>
      <text:p text:style-name="P8"><text:span text:style-name="Source_20_Text"><text:s text:c="8"/>2</text:span></text:p>
      <text:p text:style-name="P8"><text:span text:style-name="Source_20_Text"><text:s text:c="4"/>) AS variacion_porcentaje</text:span></text:p>
      <text:p text:style-name="P8"><text:span text:style-name="Source_20_Text">FROM (</text:span></text:p>
      <text:p text:style-name="P8"><text:span text:style-name="Source_20_Text"><text:s text:c="4"/>SELECT</text:span></text:p>
      <text:p text:style-name="P8"><text:span text:style-name="Source_20_Text"><text:s text:c="8"/>DATE(fecha_factura) AS fecha,</text:span></text:p>
      <text:p text:style-name="P8"><text:span text:style-name="Source_20_Text"><text:s text:c="8"/>SUM(total) AS total_dia</text:span></text:p>
      <text:p text:style-name="P8"><text:span text:style-name="Source_20_Text"><text:s text:c="4"/>FROM facturas</text:span></text:p>
      <text:p text:style-name="P8"><text:span text:style-name="Source_20_Text"><text:s text:c="4"/>GROUP BY DATE(fecha_factura)</text:span></text:p>
      <text:p text:style-name="P6"><text:span text:style-name="Source_20_Text">) t;</text:span></text:p>
      <text:p text:style-name="Horizontal_20_Line"/>
      <text:h text:style-name="Heading_20_2" text:outline-level="2">9️⃣ Stock relativo por proveedor (comparación interna)</text:h>
      <text:p text:style-name="P8"><text:span text:style-name="Source_20_Text">SELECT</text:span></text:p>
      <text:p text:style-name="P8"><text:span text:style-name="Source_20_Text"><text:s text:c="4"/>pr.nombre AS proveedor,</text:span></text:p>
      <text:p text:style-name="P8"><text:span text:style-name="Source_20_Text"><text:s text:c="4"/>a.nombre AS articulo,</text:span></text:p>
      <text:p text:style-name="P8"><text:span text:style-name="Source_20_Text"><text:s text:c="4"/>a.stock,</text:span></text:p>
      <text:p text:style-name="P8"><text:span text:style-name="Source_20_Text"><text:s text:c="4"/>AVG(a.stock) OVER (PARTITION BY pr.id_proveedor) AS stock_promedio_proveedor</text:span></text:p>
      <text:p text:style-name="P8"><text:soft-page-break/><text:span text:style-name="Source_20_Text">FROM articulos a</text:span></text:p>
      <text:p text:style-name="P6"><text:span text:style-name="Source_20_Text">JOIN proveedores pr ON pr.id_proveedor = a.id_proveedor;</text:span></text:p>
      <text:p text:style-name="Text_20_body">📌 Compara cada artículo contra la media de su proveedor.</text:p>
      <text:p text:style-name="Horizontal_20_Line"/>
      <text:h text:style-name="Heading_20_2" text:outline-level="2">🔟 Artículo más caro y más barato por categoría</text:h>
      <text:p text:style-name="P8"><text:span text:style-name="Source_20_Text">SELECT *</text:span></text:p>
      <text:p text:style-name="P8"><text:span text:style-name="Source_20_Text">FROM (</text:span></text:p>
      <text:p text:style-name="P8"><text:span text:style-name="Source_20_Text"><text:s text:c="4"/>SELECT</text:span></text:p>
      <text:p text:style-name="P8"><text:span text:style-name="Source_20_Text"><text:s text:c="8"/>c.nombre AS categoria,</text:span></text:p>
      <text:p text:style-name="P8"><text:span text:style-name="Source_20_Text"><text:s text:c="8"/>a.nombre AS articulo,</text:span></text:p>
      <text:p text:style-name="P8"><text:span text:style-name="Source_20_Text"><text:s text:c="8"/>a.precio,</text:span></text:p>
      <text:p text:style-name="P8"><text:span text:style-name="Source_20_Text"><text:s text:c="8"/>RANK() OVER (</text:span></text:p>
      <text:p text:style-name="P8"><text:span text:style-name="Source_20_Text"><text:s text:c="12"/>PARTITION BY c.nombre</text:span></text:p>
      <text:p text:style-name="P8"><text:span text:style-name="Source_20_Text"><text:s text:c="12"/>ORDER BY a.precio DESC</text:span></text:p>
      <text:p text:style-name="P8"><text:span text:style-name="Source_20_Text"><text:s text:c="8"/>) AS rank_caro,</text:span></text:p>
      <text:p text:style-name="P8"><text:span text:style-name="Source_20_Text"><text:s text:c="8"/>RANK() OVER (</text:span></text:p>
      <text:p text:style-name="P8"><text:span text:style-name="Source_20_Text"><text:s text:c="12"/>PARTITION BY c.nombre</text:span></text:p>
      <text:p text:style-name="P8"><text:span text:style-name="Source_20_Text"><text:s text:c="12"/>ORDER BY a.precio ASC</text:span></text:p>
      <text:p text:style-name="P8"><text:span text:style-name="Source_20_Text"><text:s text:c="8"/>) AS rank_barato</text:span></text:p>
      <text:p text:style-name="P8"><text:span text:style-name="Source_20_Text"><text:s text:c="4"/>FROM articulos a</text:span></text:p>
      <text:p text:style-name="P8"><text:span text:style-name="Source_20_Text"><text:s text:c="4"/>JOIN categorias c ON c.id_categoria = a.id_categoria</text:span></text:p>
      <text:p text:style-name="P8"><text:span text:style-name="Source_20_Text">) t</text:span></text:p>
      <text:p text:style-name="P6"><text:span text:style-name="Source_20_Text">WHERE rank_caro = 1 OR rank_barato = 1;</text:span></text:p>
      <text:p text:style-name="Horizontal_20_Line"/>
      <text:h text:style-name="Heading_20_2" text:outline-level="2">1️⃣1️⃣ Peso de cada pedido dentro de una factura</text:h>
      <text:p text:style-name="P8"><text:span text:style-name="Source_20_Text">SELECT</text:span></text:p>
      <text:p text:style-name="P8"><text:span text:style-name="Source_20_Text"><text:s text:c="4"/>fp.id_factura,</text:span></text:p>
      <text:p text:style-name="P8"><text:span text:style-name="Source_20_Text"><text:s text:c="4"/>p.id_pedido,</text:span></text:p>
      <text:p text:style-name="P8"><text:span text:style-name="Source_20_Text"><text:s text:c="4"/>p.total,</text:span></text:p>
      <text:p text:style-name="P8"><text:span text:style-name="Source_20_Text"><text:s text:c="4"/>ROUND(</text:span></text:p>
      <text:p text:style-name="P8"><text:span text:style-name="Source_20_Text"><text:s text:c="8"/>p.total / SUM(p.total) OVER (PARTITION BY fp.id_factura) * 100,</text:span></text:p>
      <text:p text:style-name="P8"><text:span text:style-name="Source_20_Text"><text:s text:c="8"/>2</text:span></text:p>
      <text:p text:style-name="P8"><text:span text:style-name="Source_20_Text"><text:s text:c="4"/>) AS porcentaje_factura</text:span></text:p>
      <text:p text:style-name="P8"><text:span text:style-name="Source_20_Text">FROM facturas_pedidos fp</text:span></text:p>
      <text:p text:style-name="P6"><text:span text:style-name="Source_20_Text">JOIN pedidos p ON p.id_pedido = fp.id_pedido;</text:span></text:p>
      <text:p text:style-name="Text_20_body">📌 Muy útil para facturas consolidadas.</text:p>
      <text:p text:style-name="Horizontal_20_Line"/>
      <text:h text:style-name="Heading_20_2" text:outline-level="2">1️⃣2️⃣ Ranking de pedidos de un cliente por importe</text:h>
      <text:p text:style-name="P8"><text:span text:style-name="Source_20_Text">SELECT</text:span></text:p>
      <text:p text:style-name="P8"><text:span text:style-name="Source_20_Text"><text:s text:c="4"/>p.id_cliente,</text:span></text:p>
      <text:p text:style-name="P8"><text:span text:style-name="Source_20_Text"><text:s text:c="4"/>p.id_pedido,</text:span></text:p>
      <text:p text:style-name="P8"><text:span text:style-name="Source_20_Text"><text:s text:c="4"/>p.total,</text:span></text:p>
      <text:p text:style-name="P8"><text:span text:style-name="Source_20_Text"><text:s text:c="4"/>DENSE_RANK() OVER (</text:span></text:p>
      <text:p text:style-name="P8"><text:span text:style-name="Source_20_Text"><text:s text:c="8"/>PARTITION BY p.id_cliente</text:span></text:p>
      <text:p text:style-name="P8"><text:span text:style-name="Source_20_Text"><text:s text:c="8"/>ORDER BY p.total DESC</text:span></text:p>
      <text:p text:style-name="P8"><text:span text:style-name="Source_20_Text"><text:s text:c="4"/>) AS ranking_pedido_cliente</text:span></text:p>
      <text:p text:style-name="P6"><text:soft-page-break/><text:span text:style-name="Source_20_Text">FROM pedidos p;</text:span></text:p>
      <text:p text:style-name="Horizontal_20_Line"/>
      <text:h text:style-name="Heading_20_2" text:outline-level="2">🧠 Resumen conceptual (para memorizar)</text:h>
      <text:p text:style-name="P8"><text:span text:style-name="Source_20_Text">OVER (</text:span></text:p>
      <text:p text:style-name="P8"><text:span text:style-name="Source_20_Text"><text:s text:c="2"/>PARTITION BY grupo</text:span></text:p>
      <text:p text:style-name="P8"><text:span text:style-name="Source_20_Text"><text:s text:c="2"/>ORDER BY criterio</text:span></text:p>
      <text:p text:style-name="P6"><text:span text:style-name="Source_20_Text">)</text:span></text:p>
      <text:list xml:id="list2232889402" text:style-name="L13">
        <text:list-item>
          <text:p text:style-name="P24"><text:span text:style-name="Source_20_Text">PARTITION BY</text:span> → separa grupos</text:p>
        </text:list-item>
        <text:list-item>
          <text:p text:style-name="P24"><text:span text:style-name="Source_20_Text">ORDER BY</text:span> → orden interno</text:p>
        </text:list-item>
        <text:list-item>
          <text:p text:style-name="P24"><text:span text:style-name="Source_20_Text">OVER</text:span> → no colapsa filas (clave)</text:p>
        </text:list-item>
      </text:list>
      <text:p text:style-name="P4"/>
      <text:h text:style-name="Heading_20_2" text:outline-level="2">Uso práctico con NestJS 🧠</text:h>
      <text:h text:style-name="Heading_20_3" text:outline-level="3">📦 Arquitectura recomendada</text:h>
      <text:p text:style-name="P8"><text:span text:style-name="Source_20_Text">src/</text:span></text:p>
      <text:p text:style-name="P8"><text:span text:style-name="Source_20_Text"><text:s/>├─ clientes/</text:span></text:p>
      <text:p text:style-name="P8"><text:span text:style-name="Source_20_Text"><text:s/>├─ articulos/</text:span></text:p>
      <text:p text:style-name="P8"><text:span text:style-name="Source_20_Text"><text:s/>├─ pedidos/</text:span></text:p>
      <text:p text:style-name="P8"><text:span text:style-name="Source_20_Text"><text:s/>│ <text:s text:c="2"/>├─ pedidos.service.ts</text:span></text:p>
      <text:p text:style-name="P8"><text:span text:style-name="Source_20_Text"><text:s/>│ <text:s text:c="2"/>├─ pedidos.controller.ts</text:span></text:p>
      <text:p text:style-name="P8"><text:span text:style-name="Source_20_Text"><text:s/>├─ facturas/</text:span></text:p>
      <text:p text:style-name="P6"><text:span text:style-name="Source_20_Text"><text:s/>├─ estadisticas/</text:span></text:p>
      <text:p text:style-name="Horizontal_20_Line"/>
      <text:h text:style-name="Heading_20_3" text:outline-level="3">🔹 Llamar a funciones PostgreSQL desde NestJS</text:h>
      <text:p text:style-name="Text_20_body">Ejemplo usando <text:span text:style-name="Source_20_Text">pg</text:span>:</text:p>
      <text:p text:style-name="P8"><text:span text:style-name="Source_20_Text">await client.query(</text:span></text:p>
      <text:p text:style-name="P8"><text:span text:style-name="Source_20_Text"><text:s text:c="2"/>'SELECT agregar_linea_pedido($1, $2, $3)',</text:span></text:p>
      <text:p text:style-name="P8"><text:span text:style-name="Source_20_Text"><text:s text:c="2"/>[pedidoId, articuloId, cantidad],</text:span></text:p>
      <text:p text:style-name="P6"><text:span text:style-name="Source_20_Text">);</text:span></text:p>
      <text:p text:style-name="P8"><text:span text:style-name="Source_20_Text">await client.query(</text:span></text:p>
      <text:p text:style-name="P8"><text:span text:style-name="Source_20_Text"><text:s text:c="2"/>'SELECT facturar_pedido($1)',</text:span></text:p>
      <text:p text:style-name="P8"><text:span text:style-name="Source_20_Text"><text:s text:c="2"/>[pedidoId],</text:span></text:p>
      <text:p text:style-name="P6"><text:span text:style-name="Source_20_Text">);</text:span></text:p>
      <text:p text:style-name="Text_20_body">✔️ Ideal porque:</text:p>
      <text:list xml:id="list1713281353" text:style-name="L14">
        <text:list-item>
          <text:p text:style-name="P25">La lógica vive en la BD</text:p>
        </text:list-item>
        <text:list-item>
          <text:p text:style-name="P25">NodeJS solo orquesta</text:p>
        </text:list-item>
        <text:list-item>
          <text:p text:style-name="P25">Evitas inconsistencias de stock</text:p>
        </text:list-item>
      </text:list>
      <text:p text:style-name="Horizontal_20_Line"/>
      <text:h text:style-name="Heading_20_3" text:outline-level="3"><text:soft-page-break/>🔐 Buenas prácticas</text:h>
      <text:list xml:id="list1426422151" text:style-name="L15">
        <text:list-item>
          <text:p text:style-name="P26">Usa <text:span text:style-name="Strong_20_Emphasis">transacciones</text:span> en operaciones críticas</text:p>
        </text:list-item>
        <text:list-item>
          <text:p text:style-name="P26">No permitas modificar pedidos <text:span text:style-name="Source_20_Text">FACTURADO</text:span></text:p>
        </text:list-item>
        <text:list-item>
          <text:p text:style-name="P26">Índices recomendados:</text:p>
        </text:list-item>
      </text:list>
      <text:p text:style-name="P8"><text:span text:style-name="Source_20_Text">CREATE INDEX idx_pedidos_fecha ON pedidos(fecha_pedido);</text:span></text:p>
      <text:p text:style-name="P8"><text:span text:style-name="Source_20_Text">CREATE INDEX idx_facturas_fecha ON facturas(fecha_factura);</text:span></text:p>
      <text:p text:style-name="P6"><text:span text:style-name="Source_20_Text">CREATE INDEX idx_articulos_stock ON articulos(stock);</text:span></text:p>
      <text:p text:style-name="Text_20_body"/>
      <text:p text:style-name="Horizontal_20_Line"/>
      <text:p text:style-name="Text_20_body"><text:span text:style-name="Strong_20_Emphasis"><text:span text:style-name="T8">F</text:span></text:span><text:span text:style-name="Strong_20_Emphasis"><text:span text:style-name="T6">uncion que te agrupe todos los pedidos abiertos de un cliente por fechas y todos los abiertos en una unica factura.</text:span></text:span></text:p>
      <text:h text:style-name="Heading_20_2" text:outline-level="2"><text:span text:style-name="Strong_20_Emphasis"><text:span text:style-name="T1">Objetivo de la función</text:span></text:span></text:h>
      <text:list xml:id="list1436785198" text:style-name="L16">
        <text:list-item>
          <text:p text:style-name="P27">Dado:</text:p>
          <text:list>
            <text:list-item>
              <text:p text:style-name="P27"><text:span text:style-name="Strong_20_Emphasis">un cliente</text:span></text:p>
            </text:list-item>
            <text:list-item>
              <text:p text:style-name="P27"><text:span text:style-name="Strong_20_Emphasis">un rango de fechas</text:span></text:p>
            </text:list-item>
          </text:list>
        </text:list-item>
        <text:list-item>
          <text:p text:style-name="P27">La función debe:</text:p>
          <text:list>
            <text:list-item>
              <text:p text:style-name="P27">Buscar <text:span text:style-name="Strong_20_Emphasis">todos los pedidos ABIERTOS</text:span> de ese cliente en ese rango</text:p>
            </text:list-item>
            <text:list-item>
              <text:p text:style-name="P27">Agruparlos</text:p>
            </text:list-item>
            <text:list-item>
              <text:p text:style-name="P27">Generar <text:span text:style-name="Strong_20_Emphasis">UNA ÚNICA FACTURA</text:span></text:p>
            </text:list-item>
            <text:list-item>
              <text:p text:style-name="P27">Descontar stock</text:p>
            </text:list-item>
            <text:list-item>
              <text:p text:style-name="P27">Marcar <text:span text:style-name="Strong_20_Emphasis">todos los pedidos como FACTURADOS</text:span></text:p>
            </text:list-item>
            <text:list-item>
              <text:p text:style-name="P27">Devolver el <text:span text:style-name="Strong_20_Emphasis">id de la factura creada</text:span></text:p>
            </text:list-item>
          </text:list>
        </text:list-item>
      </text:list>
      <text:p text:style-name="Horizontal_20_Line"/>
      <text:h text:style-name="Heading_20_2" text:outline-level="2">🧠 Decisión de diseño (importante)</text:h>
      <text:p text:style-name="Text_20_body">Tu modelo actual tiene:</text:p>
      <text:p text:style-name="P6"><text:span text:style-name="Source_20_Text">facturas.id_pedido UNIQUE</text:span></text:p>
      <text:p text:style-name="Text_20_body">👉 Eso <text:span text:style-name="Strong_20_Emphasis">no permite</text:span> una factura con varios pedidos.</text:p>
      <text:h text:style-name="Heading_20_3" text:outline-level="3"><text:soft-page-break/>✅ Solución correcta (mínimo cambio)</text:h>
      <text:p text:style-name="Text_20_body">1️⃣ <text:span text:style-name="Strong_20_Emphasis">Eliminar la relación directa factura → pedido</text:span><text:line-break/>2️⃣ Crear una tabla intermedia:</text:p>
      <text:p text:style-name="P6"><text:span text:style-name="Source_20_Text">facturas_pedidos</text:span></text:p>
      <text:p text:style-name="Text_20_body">Esto es <text:span text:style-name="Strong_20_Emphasis">100% correcto a nivel contable y técnico</text:span>.</text:p>
      <text:p text:style-name="Horizontal_20_Line"/>
      <text:h text:style-name="Heading_20_2" text:outline-level="2">1️⃣ Ajuste del modelo (necesario)</text:h>
      <text:h text:style-name="Heading_20_3" text:outline-level="3">🔹 Modificar tabla facturas</text:h>
      <text:p text:style-name="P8"><text:span text:style-name="Source_20_Text">ALTER TABLE facturas</text:span></text:p>
      <text:p text:style-name="P6"><text:span text:style-name="Source_20_Text">DROP COLUMN id_pedido;</text:span></text:p>
      <text:p text:style-name="Horizontal_20_Line"/>
      <text:h text:style-name="Heading_20_3" text:outline-level="3">🔹 Tabla intermedia facturas_pedidos</text:h>
      <text:p text:style-name="P8"><text:span text:style-name="Source_20_Text">CREATE TABLE facturas_pedidos (</text:span></text:p>
      <text:p text:style-name="P8"><text:span text:style-name="Source_20_Text"><text:s text:c="4"/>id_factura INT REFERENCES facturas(id_factura) ON DELETE CASCADE,</text:span></text:p>
      <text:p text:style-name="P8"><text:span text:style-name="Source_20_Text"><text:s text:c="4"/>id_pedido INT REFERENCES pedidos(id_pedido),</text:span></text:p>
      <text:p text:style-name="P8"><text:span text:style-name="Source_20_Text"><text:s text:c="4"/>PRIMARY KEY (id_factura, id_pedido)</text:span></text:p>
      <text:p text:style-name="P6"><text:span text:style-name="Source_20_Text">);</text:span></text:p>
      <text:p text:style-name="Text_20_body">✔️ Ahora:</text:p>
      <text:list xml:id="list1405394469" text:style-name="L17">
        <text:list-item>
          <text:p text:style-name="P28">1 factura → N pedidos</text:p>
        </text:list-item>
        <text:list-item>
          <text:p text:style-name="P28">1 pedido → 1 factura (en la práctica)</text:p>
        </text:list-item>
      </text:list>
      <text:p text:style-name="Horizontal_20_Line"/>
      <text:h text:style-name="Heading_20_2" text:outline-level="2">2️⃣ Función: facturar pedidos abiertos por cliente y rango</text:h>
      <text:h text:style-name="Heading_20_3" text:outline-level="3">📌 Firma de la función</text:h>
      <text:p text:style-name="P8"><text:span text:style-name="Source_20_Text">facturar_pedidos_cliente(</text:span></text:p>
      <text:p text:style-name="P8"><text:span text:style-name="Source_20_Text"><text:s text:c="4"/>p_id_cliente INT,</text:span></text:p>
      <text:p text:style-name="P8"><text:span text:style-name="Source_20_Text"><text:s text:c="4"/>p_fecha_inicio DATE,</text:span></text:p>
      <text:p text:style-name="P8"><text:span text:style-name="Source_20_Text"><text:s text:c="4"/>p_fecha_fin DATE</text:span></text:p>
      <text:p text:style-name="P6"><text:span text:style-name="Source_20_Text">) RETURNS INT</text:span></text:p>
      <text:p text:style-name="Text_20_body">Devuelve → <text:span text:style-name="Strong_20_Emphasis">id_factura</text:span></text:p>
      <text:p text:style-name="Horizontal_20_Line"/>
      <text:h text:style-name="Heading_20_2" text:outline-level="2">3️⃣ Función completa (PL/pgSQL)</text:h>
      <text:p text:style-name="P8"><text:span text:style-name="Source_20_Text">CREATE OR REPLACE FUNCTION facturar_pedidos_cliente(</text:span></text:p>
      <text:p text:style-name="P8"><text:span text:style-name="Source_20_Text"><text:s text:c="4"/>p_id_cliente INT,</text:span></text:p>
      <text:p text:style-name="P8"><text:span text:style-name="Source_20_Text"><text:s text:c="4"/>p_fecha_inicio DATE,</text:span></text:p>
      <text:p text:style-name="P8"><text:soft-page-break/><text:span text:style-name="Source_20_Text"><text:s text:c="4"/>p_fecha_fin DATE</text:span></text:p>
      <text:p text:style-name="P8"><text:span text:style-name="Source_20_Text">)</text:span></text:p>
      <text:p text:style-name="P8"><text:span text:style-name="Source_20_Text">RETURNS INT AS $$</text:span></text:p>
      <text:p text:style-name="P8"><text:span text:style-name="Source_20_Text">DECLARE</text:span></text:p>
      <text:p text:style-name="P8"><text:span text:style-name="Source_20_Text"><text:s text:c="4"/>v_id_factura INT;</text:span></text:p>
      <text:p text:style-name="P8"><text:span text:style-name="Source_20_Text"><text:s text:c="4"/>v_total NUMERIC(10,2);</text:span></text:p>
      <text:p text:style-name="P8"><text:span text:style-name="Source_20_Text"><text:s text:c="4"/>r_pedido RECORD;</text:span></text:p>
      <text:p text:style-name="P8"><text:span text:style-name="Source_20_Text"><text:s text:c="4"/>r_linea RECORD;</text:span></text:p>
      <text:p text:style-name="P8"><text:span text:style-name="Source_20_Text">BEGIN</text:span></text:p>
      <text:p text:style-name="P8"><text:span text:style-name="Source_20_Text"><text:s text:c="4"/>-- Calcular total de todos los pedidos abiertos del cliente</text:span></text:p>
      <text:p text:style-name="P8"><text:span text:style-name="Source_20_Text"><text:s text:c="4"/>SELECT COALESCE(SUM(total), 0)</text:span></text:p>
      <text:p text:style-name="P8"><text:span text:style-name="Source_20_Text"><text:s text:c="4"/>INTO v_total</text:span></text:p>
      <text:p text:style-name="P8"><text:span text:style-name="Source_20_Text"><text:s text:c="4"/>FROM pedidos</text:span></text:p>
      <text:p text:style-name="P8"><text:span text:style-name="Source_20_Text"><text:s text:c="4"/>WHERE id_cliente = p_id_cliente</text:span></text:p>
      <text:p text:style-name="P8"><text:span text:style-name="Source_20_Text"><text:s text:c="6"/>AND estado = 'ABIERTO'</text:span></text:p>
      <text:p text:style-name="P8"><text:span text:style-name="Source_20_Text"><text:s text:c="6"/>AND fecha_pedido BETWEEN p_fecha_inicio AND p_fecha_fin;</text:span></text:p>
      <text:p text:style-name="P8"/>
      <text:p text:style-name="P8"><text:span text:style-name="Source_20_Text"><text:s text:c="4"/>IF v_total = 0 THEN</text:span></text:p>
      <text:p text:style-name="P8"><text:span text:style-name="Source_20_Text"><text:s text:c="8"/>RAISE EXCEPTION 'No hay pedidos abiertos para facturar en ese rango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-- Crear factura</text:span></text:p>
      <text:p text:style-name="P8"><text:span text:style-name="Source_20_Text"><text:s text:c="4"/>INSERT INTO facturas (fecha_factura, total)</text:span></text:p>
      <text:p text:style-name="P8"><text:span text:style-name="Source_20_Text"><text:s text:c="4"/>VALUES (CURRENT_TIMESTAMP, v_total)</text:span></text:p>
      <text:p text:style-name="P8"><text:span text:style-name="Source_20_Text"><text:s text:c="4"/>RETURNING id_factura INTO v_id_factura;</text:span></text:p>
      <text:p text:style-name="P8"/>
      <text:p text:style-name="P8"><text:span text:style-name="Source_20_Text"><text:s text:c="4"/>-- Procesar cada pedido</text:span></text:p>
      <text:p text:style-name="P8"><text:span text:style-name="Source_20_Text"><text:s text:c="4"/>FOR r_pedido IN</text:span></text:p>
      <text:p text:style-name="P8"><text:span text:style-name="Source_20_Text"><text:s text:c="8"/>SELECT id_pedido</text:span></text:p>
      <text:p text:style-name="P8"><text:span text:style-name="Source_20_Text"><text:s text:c="8"/>FROM pedidos</text:span></text:p>
      <text:p text:style-name="P8"><text:span text:style-name="Source_20_Text"><text:s text:c="8"/>WHERE id_cliente = p_id_cliente</text:span></text:p>
      <text:p text:style-name="P8"><text:span text:style-name="Source_20_Text"><text:s text:c="10"/>AND estado = 'ABIERTO'</text:span></text:p>
      <text:p text:style-name="P8"><text:span text:style-name="Source_20_Text"><text:s text:c="10"/>AND fecha_pedido BETWEEN p_fecha_inicio AND p_fecha_fin</text:span></text:p>
      <text:p text:style-name="P8"><text:span text:style-name="Source_20_Text"><text:s text:c="4"/>LOOP</text:span></text:p>
      <text:p text:style-name="P8"><text:span text:style-name="Source_20_Text"><text:s text:c="8"/>-- Descontar stock por cada línea</text:span></text:p>
      <text:p text:style-name="P8"><text:span text:style-name="Source_20_Text"><text:s text:c="8"/>FOR r_linea IN</text:span></text:p>
      <text:p text:style-name="P8"><text:span text:style-name="Source_20_Text"><text:s text:c="12"/>SELECT id_articulo, cantidad</text:span></text:p>
      <text:p text:style-name="P8"><text:span text:style-name="Source_20_Text"><text:s text:c="12"/>FROM lineas_pedido</text:span></text:p>
      <text:p text:style-name="P8"><text:span text:style-name="Source_20_Text"><text:s text:c="12"/>WHERE id_pedido = r_pedido.id_pedido</text:span></text:p>
      <text:p text:style-name="P8"><text:span text:style-name="Source_20_Text"><text:s text:c="8"/>LOOP</text:span></text:p>
      <text:p text:style-name="P8"><text:span text:style-name="Source_20_Text"><text:s text:c="12"/>UPDATE articulos</text:span></text:p>
      <text:p text:style-name="P8"><text:span text:style-name="Source_20_Text"><text:s text:c="12"/>SET stock = stock - r_linea.cantidad</text:span></text:p>
      <text:p text:style-name="P8"><text:span text:style-name="Source_20_Text"><text:s text:c="12"/>WHERE id_articulo = r_linea.id_articulo;</text:span></text:p>
      <text:p text:style-name="P8"><text:span text:style-name="Source_20_Text"><text:s text:c="8"/>END LOOP;</text:span></text:p>
      <text:p text:style-name="P8"/>
      <text:p text:style-name="P8"><text:span text:style-name="Source_20_Text"><text:s text:c="8"/>-- Relacionar pedido con la factura</text:span></text:p>
      <text:p text:style-name="P8"><text:span text:style-name="Source_20_Text"><text:s text:c="8"/>INSERT INTO facturas_pedidos (id_factura, id_pedido)</text:span></text:p>
      <text:p text:style-name="P8"><text:span text:style-name="Source_20_Text"><text:s text:c="8"/>VALUES (v_id_factura, r_pedido.id_pedido);</text:span></text:p>
      <text:p text:style-name="P8"/>
      <text:p text:style-name="P8"><text:span text:style-name="Source_20_Text"><text:s text:c="8"/>-- Marcar pedido como facturado</text:span></text:p>
      <text:p text:style-name="P8"><text:span text:style-name="Source_20_Text"><text:s text:c="8"/>UPDATE pedidos</text:span></text:p>
      <text:p text:style-name="P8"><text:span text:style-name="Source_20_Text"><text:s text:c="8"/>SET estado = 'FACTURADO'</text:span></text:p>
      <text:p text:style-name="P8"><text:span text:style-name="Source_20_Text"><text:s text:c="8"/>WHERE id_pedido = r_pedido.id_pedido;</text:span></text:p>
      <text:p text:style-name="P8"><text:span text:style-name="Source_20_Text"><text:s text:c="4"/>END LOOP;</text:span></text:p>
      <text:p text:style-name="P8"/>
      <text:p text:style-name="P8"><text:span text:style-name="Source_20_Text"><text:s text:c="4"/>RETURN v_id_factura;</text:span></text:p>
      <text:p text:style-name="P8"><text:span text:style-name="Source_20_Text">END;</text:span></text:p>
      <text:p text:style-name="P6"><text:span text:style-name="Source_20_Text">$$ LANGUAGE plpgsql;</text:span></text:p>
      <text:p text:style-name="Horizontal_20_Line"/>
      <text:h text:style-name="Heading_20_2" text:outline-level="2"><text:soft-page-break/></text:h>
      <text:h text:style-name="Heading_20_2" text:outline-level="2">4️⃣ Ejemplo de uso</text:h>
      <text:p text:style-name="P8"><text:span text:style-name="Source_20_Text">SELECT facturar_pedidos_cliente(</text:span></text:p>
      <text:p text:style-name="P8"><text:span text:style-name="Source_20_Text"><text:s text:c="4"/>1,</text:span></text:p>
      <text:p text:style-name="P8"><text:span text:style-name="Source_20_Text"><text:s text:c="4"/>'2026-01-01',</text:span></text:p>
      <text:p text:style-name="P8"><text:span text:style-name="Source_20_Text"><text:s text:c="4"/>'2026-01-31'</text:span></text:p>
      <text:p text:style-name="P6"><text:span text:style-name="Source_20_Text">);</text:span></text:p>
      <text:p text:style-name="Text_20_body">✔️ Resultado:</text:p>
      <text:list xml:id="list1417789911" text:style-name="L18">
        <text:list-item>
          <text:p text:style-name="P29">Se crea <text:span text:style-name="Strong_20_Emphasis">1 factura</text:span></text:p>
        </text:list-item>
        <text:list-item>
          <text:p text:style-name="P29">Incluye <text:span text:style-name="Strong_20_Emphasis">todos los pedidos abiertos</text:span> de enero</text:p>
        </text:list-item>
        <text:list-item>
          <text:p text:style-name="P29">Stock actualizado</text:p>
        </text:list-item>
        <text:list-item>
          <text:p text:style-name="P29">Pedidos cerrados</text:p>
        </text:list-item>
      </text:list>
      <text:p text:style-name="Horizontal_20_Line"/>
      <text:h text:style-name="Heading_20_2" text:outline-level="2">5️⃣ Consultas útiles tras la factura consolidada</text:h>
      <text:h text:style-name="Heading_20_3" text:outline-level="3">🔹 Ver pedidos incluidos en una factura</text:h>
      <text:p text:style-name="P8"><text:span text:style-name="Source_20_Text">SELECT p.id_pedido, p.fecha_pedido, p.total</text:span></text:p>
      <text:p text:style-name="P8"><text:span text:style-name="Source_20_Text">FROM facturas_pedidos fp</text:span></text:p>
      <text:p text:style-name="P8"><text:span text:style-name="Source_20_Text">JOIN pedidos p ON p.id_pedido = fp.id_pedido</text:span></text:p>
      <text:p text:style-name="P6"><text:span text:style-name="Source_20_Text">WHERE fp.id_factura = $1;</text:span></text:p>
      <text:p text:style-name="Horizontal_20_Line"/>
      <text:h text:style-name="Heading_20_3" text:outline-level="3">🔹 Total facturado a un cliente en un período</text:h>
      <text:p text:style-name="P8"><text:span text:style-name="Source_20_Text">SELECT SUM(f.total)</text:span></text:p>
      <text:p text:style-name="P8"><text:span text:style-name="Source_20_Text">FROM facturas f</text:span></text:p>
      <text:p text:style-name="P8"><text:span text:style-name="Source_20_Text">JOIN facturas_pedidos fp ON fp.id_factura = f.id_factura</text:span></text:p>
      <text:p text:style-name="P8"><text:span text:style-name="Source_20_Text">JOIN pedidos p ON p.id_pedido = fp.id_pedido</text:span></text:p>
      <text:p text:style-name="P8"><text:span text:style-name="Source_20_Text">WHERE p.id_cliente = $1</text:span></text:p>
      <text:p text:style-name="P6"><text:span text:style-name="Source_20_Text"><text:s text:c="2"/>AND f.fecha_factura BETWEEN $2 AND $3;</text:span></text:p>
      <text:p text:style-name="Horizontal_20_Line"/>
      <text:h text:style-name="Heading_20_2" text:outline-level="2">6️⃣ Llamada desde NestJS (ejemplo)</text:h>
      <text:p text:style-name="P8"><text:span text:style-name="Source_20_Text">const result = await client.query(</text:span></text:p>
      <text:p text:style-name="P8"><text:span text:style-name="Source_20_Text"><text:s text:c="2"/>'SELECT facturar_pedidos_cliente($1, $2, $3) AS id_factura',</text:span></text:p>
      <text:p text:style-name="P8"><text:span text:style-name="Source_20_Text"><text:s text:c="2"/>[clienteId, fechaInicio, fechaFin],</text:span></text:p>
      <text:p text:style-name="P8"><text:span text:style-name="Source_20_Text">);</text:span></text:p>
      <text:p text:style-name="P8"/>
      <text:p text:style-name="P6"><text:span text:style-name="Source_20_Text">const idFactura = result.rows[0].id_factura;</text:span></text:p>
      <text:p text:style-name="Text_20_body"><text:span text:style-name="Strong_20_Emphasis"><text:span text:style-name="T2">V</text:span></text:span><text:span text:style-name="Strong_20_Emphasis"><text:span text:style-name="T1">ariables </text:span></text:span><text:span text:style-name="Strong_20_Emphasis"><text:span text:style-name="T3">con</text:span></text:span><text:span text:style-name="Strong_20_Emphasis"><text:span text:style-name="T1"> : $1 $2 etc</text:span></text:span></text:p>
      <text:h text:style-name="Heading_20_2" text:outline-level="2"><text:soft-page-break/><text:span text:style-name="Strong_20_Emphasis"><text:span text:style-name="T1">¿Qué son </text:span></text:span><text:span text:style-name="Strong_20_Emphasis"><text:span text:style-name="Source_20_Text"><text:span text:style-name="T1">$1</text:span></text:span></text:span><text:span text:style-name="Strong_20_Emphasis"><text:span text:style-name="T1">, </text:span></text:span><text:span text:style-name="Strong_20_Emphasis"><text:span text:style-name="Source_20_Text"><text:span text:style-name="T1">$2</text:span></text:span></text:span><text:span text:style-name="Strong_20_Emphasis"><text:span text:style-name="T1">, </text:span></text:span><text:span text:style-name="Strong_20_Emphasis"><text:span text:style-name="Source_20_Text"><text:span text:style-name="T1">$3</text:span></text:span></text:span><text:span text:style-name="Strong_20_Emphasis"><text:span text:style-name="T1"> en SQL?</text:span></text:span></text:h>
      <text:p text:style-name="Text_20_body">En PostgreSQL <text:span text:style-name="Strong_20_Emphasis">NO son variables SQL</text:span>, son <text:span text:style-name="Strong_20_Emphasis">parámetros posicionales</text:span> de una <text:span text:style-name="Emphasis">consulta preparada</text:span> (<text:span text:style-name="Emphasis">prepared statement</text:span>).</text:p>
      <text:p text:style-name="Text_20_body">👉 Significan:</text:p>
      <text:list xml:id="list4107429756" text:style-name="L19">
        <text:list-item>
          <text:p text:style-name="P30"><text:span text:style-name="Source_20_Text">$1</text:span> → primer valor que envías</text:p>
        </text:list-item>
        <text:list-item>
          <text:p text:style-name="P30"><text:span text:style-name="Source_20_Text">$2</text:span> → segundo valor</text:p>
        </text:list-item>
        <text:list-item>
          <text:p text:style-name="P30"><text:span text:style-name="Source_20_Text">$3</text:span> → tercer valor</text:p>
        </text:list-item>
        <text:list-item>
          <text:p text:style-name="P30">…y así sucesivamente</text:p>
        </text:list-item>
      </text:list>
      <text:p text:style-name="Text_20_body">Sirven para:</text:p>
      <text:list xml:id="list2158692808" text:style-name="L20">
        <text:list-item>
          <text:p text:style-name="P31">Evitar <text:span text:style-name="Strong_20_Emphasis">SQL Injection</text:span></text:p>
        </text:list-item>
        <text:list-item>
          <text:p text:style-name="P31">Reutilizar la consulta</text:p>
        </text:list-item>
        <text:list-item>
          <text:p text:style-name="P31">Separar SQL de datos</text:p>
        </text:list-item>
      </text:list>
      <text:p text:style-name="Horizontal_20_Line"/>
      <text:h text:style-name="Heading_20_2" text:outline-level="2">🔹 Ejemplo simple (PostgreSQL puro)</text:h>
      <text:p text:style-name="P8"><text:span text:style-name="Source_20_Text">SELECT * </text:span></text:p>
      <text:p text:style-name="P8"><text:span text:style-name="Source_20_Text">FROM clientes</text:span></text:p>
      <text:p text:style-name="P6"><text:span text:style-name="Source_20_Text">WHERE id_cliente = $1;</text:span></text:p>
      <text:p text:style-name="Text_20_body">Si ejecutas eso, <text:span text:style-name="Strong_20_Emphasis">PostgreSQL espera que le pases un valor</text:span> para <text:span text:style-name="Source_20_Text">$1</text:span>.</text:p>
      <text:p text:style-name="Horizontal_20_Line"/>
      <text:h text:style-name="Heading_20_2" text:outline-level="2">🔹 Ejemplo real desde NodeJS / NestJS</text:h>
      <text:h text:style-name="Heading_20_3" text:outline-level="3">Código NestJS (pg)</text:h>
      <text:p text:style-name="P8"><text:span text:style-name="Source_20_Text">await client.query(</text:span></text:p>
      <text:p text:style-name="P8"><text:span text:style-name="Source_20_Text"><text:s text:c="2"/>'SELECT * FROM clientes WHERE id_cliente = $1',</text:span></text:p>
      <text:p text:style-name="P8"><text:span text:style-name="Source_20_Text"><text:s text:c="2"/>[5]</text:span></text:p>
      <text:p text:style-name="P6"><text:span text:style-name="Source_20_Text">);</text:span></text:p>
      <text:p text:style-name="Text_20_body">🔹 Lo que ocurre internamente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SQL</text:p>
            </table:table-cell>
            <table:table-cell table:style-name="Tabla1.A1" office:value-type="string">
              <text:p text:style-name="Table_20_Heading">Valor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$1</text:span></text:p>
          </table:table-cell>
          <table:table-cell table:style-name="Tabla1.A1" office:value-type="string">
            <text:p text:style-name="Table_20_Contents"><text:span text:style-name="Source_20_Text">5</text:span></text:p>
          </table:table-cell>
        </table:table-row>
      </table:table>
      <text:p text:style-name="Text_20_body">PostgreSQL ejecuta:</text:p>
      <text:p text:style-name="P6"><text:span text:style-name="Source_20_Text">SELECT * FROM clientes WHERE id_cliente = 5;</text:span></text:p>
      <text:p text:style-name="Horizontal_20_Line"/>
      <text:h text:style-name="Heading_20_2" text:outline-level="2"><text:soft-page-break/>🔹 Ejemplo con varios parámetros</text:h>
      <text:p text:style-name="P8"><text:span text:style-name="Source_20_Text">SELECT *</text:span></text:p>
      <text:p text:style-name="P8"><text:span text:style-name="Source_20_Text">FROM pedidos</text:span></text:p>
      <text:p text:style-name="P8"><text:span text:style-name="Source_20_Text">WHERE id_cliente = $1porque en node lleva doble corchetes : <text:s/>[[2, 4, 7]</text:span></text:p>
      <text:p text:style-name="P6"><text:span text:style-name="Source_20_Text"><text:s text:c="2"/>AND fecha_pedido BETWEEN $2 AND $3;</text:span></text:p>
      <text:p text:style-name="P8"><text:span text:style-name="Source_20_Text">await client.query(</text:span></text:p>
      <text:p text:style-name="P8"><text:span text:style-name="Source_20_Text"><text:s text:c="2"/>`</text:span></text:p>
      <text:p text:style-name="P8"><text:span text:style-name="Source_20_Text"><text:s text:c="2"/>SELECT *</text:span></text:p>
      <text:p text:style-name="P8"><text:span text:style-name="Source_20_Text"><text:s text:c="2"/>FROM pedidos</text:span></text:p>
      <text:p text:style-name="P8"><text:span text:style-name="Source_20_Text"><text:s text:c="2"/>WHERE id_cliente = $1</text:span></text:p>
      <text:p text:style-name="P8"><text:span text:style-name="Source_20_Text"><text:s text:c="4"/>AND fecha_pedido BETWEEN $2 AND $3</text:span></text:p>
      <text:p text:style-name="P8"><text:span text:style-name="Source_20_Text"><text:s text:c="2"/>`,</text:span></text:p>
      <text:p text:style-name="P8"><text:span text:style-name="Source_20_Text"><text:s text:c="2"/>[1, '2026-01-01', '2026-01-31']</text:span></text:p>
      <text:p text:style-name="P6"><text:span text:style-name="Source_20_Text">);</text:span></text:p>
      <text:p text:style-name="Text_20_body">Correspondencia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Parámetro</text:p>
            </table:table-cell>
            <table:table-cell table:style-name="Tabla2.A1" office:value-type="string">
              <text:p text:style-name="Table_20_Heading">Valor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$1</text:span></text:p>
          </table:table-cell>
          <table:table-cell table:style-name="Tabla2.A1" office:value-type="string">
            <text:p text:style-name="Table_20_Contents">1</text:p>
          </table:table-cell>
        </table:table-row>
        <table:table-row>
          <table:table-cell table:style-name="Tabla2.A1" office:value-type="string">
            <text:p text:style-name="Table_20_Contents"><text:span text:style-name="Source_20_Text">$2</text:span></text:p>
          </table:table-cell>
          <table:table-cell table:style-name="Tabla2.A1" office:value-type="string">
            <text:p text:style-name="Table_20_Contents">'2026-01-01'</text:p>
          </table:table-cell>
        </table:table-row>
        <table:table-row>
          <table:table-cell table:style-name="Tabla2.A1" office:value-type="string">
            <text:p text:style-name="Table_20_Contents"><text:span text:style-name="Source_20_Text">$3</text:span></text:p>
          </table:table-cell>
          <table:table-cell table:style-name="Tabla2.A1" office:value-type="string">
            <text:p text:style-name="Table_20_Contents">'2026-01-31'</text:p>
          </table:table-cell>
        </table:table-row>
      </table:table>
      <text:p text:style-name="Text_20_body">⚠️ <text:span text:style-name="Strong_20_Emphasis">El orden importa</text:span>, no el nombre.</text:p>
      <text:p text:style-name="Horizontal_20_Line"/>
      <text:h text:style-name="Heading_20_2" text:outline-level="2">🔹 ¿Dónde se pueden usar <text:span text:style-name="Source_20_Text">$1</text:span>, <text:span text:style-name="Source_20_Text">$2</text:span>?</text:h>
      <text:p text:style-name="Text_20_body">✔️ En:</text:p>
      <text:list xml:id="list1330973464" text:style-name="L21">
        <text:list-item>
          <text:p text:style-name="P32"><text:span text:style-name="Source_20_Text">SELECT</text:span></text:p>
        </text:list-item>
        <text:list-item>
          <text:p text:style-name="P32"><text:span text:style-name="Source_20_Text">INSERT</text:span></text:p>
        </text:list-item>
        <text:list-item>
          <text:p text:style-name="P32"><text:span text:style-name="Source_20_Text">UPDATE</text:span></text:p>
        </text:list-item>
        <text:list-item>
          <text:p text:style-name="P32"><text:span text:style-name="Source_20_Text">DELETE</text:span></text:p>
        </text:list-item>
        <text:list-item>
          <text:p text:style-name="P32">Llamadas a funciones</text:p>
        </text:list-item>
      </text:list>
      <text:p text:style-name="Text_20_body">❌ NO se usan:</text:p>
      <text:list xml:id="list3482572480" text:style-name="L22">
        <text:list-item>
          <text:p text:style-name="P33">Como nombres de columnas</text:p>
        </text:list-item>
        <text:list-item>
          <text:p text:style-name="P33">Como nombres de tablas</text:p>
        </text:list-item>
        <text:list-item>
          <text:p text:style-name="P33">Para SQL dinámico estructural</text:p>
        </text:list-item>
      </text:list>
      <text:p text:style-name="Horizontal_20_Line"/>
      <text:h text:style-name="Heading_20_2" text:outline-level="2"><text:soft-page-break/>🔹 Ejemplo con funciones PL/pgSQL</text:h>
      <text:h text:style-name="Heading_20_3" text:outline-level="3">SQL</text:h>
      <text:p text:style-name="P6"><text:span text:style-name="Source_20_Text">SELECT facturar_pedidos_cliente($1, $2, $3);</text:span></text:p>
      <text:h text:style-name="Heading_20_3" text:outline-level="3">NestJS</text:h>
      <text:p text:style-name="P8"><text:span text:style-name="Source_20_Text">await client.query(</text:span></text:p>
      <text:p text:style-name="P8"><text:span text:style-name="Source_20_Text"><text:s text:c="2"/>'SELECT facturar_pedidos_cliente($1, $2, $3)',</text:span></text:p>
      <text:p text:style-name="P8"><text:span text:style-name="Source_20_Text"><text:s text:c="2"/>[clienteId, fechaInicio, fechaFin]</text:span></text:p>
      <text:p text:style-name="P6"><text:span text:style-name="Source_20_Text">);</text:span></text:p>
      <text:p text:style-name="Text_20_body">Aquí:</text:p>
      <text:list xml:id="list3494866088" text:style-name="L23">
        <text:list-item>
          <text:p text:style-name="P34"><text:span text:style-name="Source_20_Text">$1</text:span> → <text:span text:style-name="Source_20_Text">clienteId</text:span></text:p>
        </text:list-item>
        <text:list-item>
          <text:p text:style-name="P34"><text:span text:style-name="Source_20_Text">$2</text:span> → <text:span text:style-name="Source_20_Text">fechaInicio</text:span></text:p>
        </text:list-item>
        <text:list-item>
          <text:p text:style-name="P34"><text:span text:style-name="Source_20_Text">$3</text:span> → <text:span text:style-name="Source_20_Text">fechaFin</text:span></text:p>
        </text:list-item>
      </text:list>
      <text:p text:style-name="Horizontal_20_Line"/>
      <text:h text:style-name="Heading_20_2" text:outline-level="2">🔹 ¿En PL/pgSQL también existen?</text:h>
      <text:p text:style-name="Text_20_body">❌ <text:span text:style-name="Strong_20_Emphasis">No de la misma forma</text:span></text:p>
      <text:p text:style-name="Text_20_body">En PL/pgSQL:</text:p>
      <text:list xml:id="list2883207164" text:style-name="L24">
        <text:list-item>
          <text:p text:style-name="P35">Usas <text:span text:style-name="Strong_20_Emphasis">parámetros con nombre</text:span></text:p>
        </text:list-item>
      </text:list>
      <text:p text:style-name="P6"><text:span text:style-name="Source_20_Text">CREATE FUNCTION ejemplo(p_id INT, p_fecha DATE)</text:span></text:p>
      <text:p text:style-name="Text_20_body">Dentro de la función:</text:p>
      <text:p text:style-name="P6"><text:span text:style-name="Source_20_Text">WHERE id_cliente = p_id;</text:span></text:p>
      <text:p text:style-name="Text_20_body">👉 Los <text:span text:style-name="Source_20_Text">$1</text:span>, <text:span text:style-name="Source_20_Text">$2</text:span> solo existen <text:span text:style-name="Strong_20_Emphasis">fuera</text:span>, cuando llamas a SQL desde la app.</text:p>
      <text:p text:style-name="Horizontal_20_Line"/>
      <text:h text:style-name="Heading_20_2" text:outline-level="2">🔹 ¿Por qué NO concatenar strings?</text:h>
      <text:p text:style-name="Text_20_body">❌ MAL (peligroso):</text:p>
      <text:p text:style-name="P6"><text:span text:style-name="Source_20_Text">'SELECT * FROM clientes WHERE id_cliente = ' + id</text:span></text:p>
      <text:p text:style-name="Text_20_body">✔️ BIEN (seguro):</text:p>
      <text:p text:style-name="P6"><text:span text:style-name="Source_20_Text">'SELECT * FROM clientes WHERE id_cliente = $1', [id]</text:span></text:p>
      <text:p text:style-name="Text_20_body">Protege contra:</text:p>
      <text:p text:style-name="P6"><text:span text:style-name="Source_20_Text">1; DROP TABLE clientes;</text:span></text:p>
      <text:p text:style-name="Horizontal_20_Line"/>
      <text:h text:style-name="Heading_20_2" text:outline-level="2"><text:soft-page-break/>🔹 Relación con TypeORM</text:h>
      <text:p text:style-name="Text_20_body">Si usas <text:span text:style-name="Strong_20_Emphasis">TypeORM QueryBuilder</text:span>:</text:p>
      <text:p text:style-name="P8"><text:span text:style-name="Source_20_Text">.createQueryBuilder('p')</text:span></text:p>
      <text:p text:style-name="P6"><text:span text:style-name="Source_20_Text">.where('p.id_cliente = :id', { id: 1 })</text:span></text:p>
      <text:p text:style-name="Text_20_body">TypeORM internamente lo convierte a:</text:p>
      <text:p text:style-name="P6"><text:span text:style-name="Source_20_Text">... WHERE id_cliente = $1</text:span></text:p>
      <text:p text:style-name="Horizontal_20_Line"/>
      <text:h text:style-name="Heading_20_2" text:outline-level="2">🧠 Resumen rápido</text:h>
      <text:list xml:id="list1974917950" text:style-name="L25">
        <text:list-item>
          <text:p text:style-name="P36"><text:span text:style-name="Source_20_Text">$1</text:span>, <text:span text:style-name="Source_20_Text">$2</text:span>, <text:span text:style-name="Source_20_Text">$3</text:span> = <text:span text:style-name="Strong_20_Emphasis">parámetros posicionales</text:span></text:p>
        </text:list-item>
        <text:list-item>
          <text:p text:style-name="P36">Se reemplazan por valores que manda NodeJS</text:p>
        </text:list-item>
        <text:list-item>
          <text:p text:style-name="P36">Evitan SQL Injection</text:p>
        </text:list-item>
        <text:list-item>
          <text:p text:style-name="P36">El orden es clave</text:p>
        </text:list-item>
        <text:list-item>
          <text:p text:style-name="P36">En funciones PL/pgSQL se usan <text:span text:style-name="Strong_20_Emphasis">nombres</text:span>, no <text:span text:style-name="Source_20_Text">$1</text:span></text:p>
        </text:list-item>
      </text:list>
      <text:p text:style-name="Horizontal_20_Line"/>
      <text:h text:style-name="Heading_20_2" text:outline-level="2"><text:span text:style-name="Strong_20_Emphasis"><text:span text:style-name="T1">Qué hacer en la consola</text:span></text:span></text:h>
      <text:h text:style-name="Heading_20_3" text:outline-level="3">✔️ Opción 1: Sustituir <text:span text:style-name="Source_20_Text">$1</text:span> por un valor real</text:h>
      <text:p text:style-name="P6"><text:span text:style-name="Source_20_Text">SELECT * FROM clientes WHERE id_cliente = 1;</text:span></text:p>
      <text:p text:style-name="Horizontal_20_Line"/>
      <text:h text:style-name="Heading_20_3" text:outline-level="3">✔️ Opción 2: Probar funciones (esto sí funciona)</text:h>
      <text:p text:style-name="P6"><text:span text:style-name="Source_20_Text">SELECT facturar_pedidos_cliente(1, '2026-01-01', '2026-01-31');</text:span></text:p>
      <text:p text:style-name="Text_20_body">Aquí <text:span text:style-name="Strong_20_Emphasis">no hay </text:span><text:span text:style-name="Strong_20_Emphasis"><text:span text:style-name="Source_20_Text">$1</text:span></text:span>, porque los parámetros van directamente.</text:p>
      <text:p text:style-name="Horizontal_20_Line"/>
      <text:h text:style-name="Heading_20_2" text:outline-level="2">🔹 ¿Entonces cómo prueba uno consultas con <text:span text:style-name="Source_20_Text">$1</text:span>?</text:h>
      <text:h text:style-name="Heading_20_3" text:outline-level="3">En NodeJS / NestJS</text:h>
      <text:p text:style-name="P8"><text:span text:style-name="Source_20_Text">await client.query(</text:span></text:p>
      <text:p text:style-name="P8"><text:span text:style-name="Source_20_Text"><text:s text:c="2"/>'SELECT * FROM clientes WHERE id_cliente = $1',</text:span></text:p>
      <text:p text:style-name="P8"><text:span text:style-name="Source_20_Text"><text:s text:c="2"/>[1]</text:span></text:p>
      <text:p text:style-name="P6"><text:span text:style-name="Source_20_Text">);</text:span></text:p>
      <text:p text:style-name="Text_20_body">Ahí el <text:span text:style-name="Strong_20_Emphasis">driver </text:span><text:span text:style-name="Strong_20_Emphasis"><text:span text:style-name="Source_20_Text">pg</text:span></text:span>:</text:p>
      <text:list xml:id="list1389736645" text:style-name="L26">
        <text:list-item>
          <text:p text:style-name="P37"><text:soft-page-break/>Prepara la consulta</text:p>
        </text:list-item>
        <text:list-item>
          <text:p text:style-name="P37">Sustituye <text:span text:style-name="Source_20_Text">$1</text:span></text:p>
        </text:list-item>
        <text:list-item>
          <text:p text:style-name="P37">La envía al motor</text:p>
        </text:list-item>
      </text:list>
      <text:p text:style-name="Horizontal_20_Line"/>
      <text:h text:style-name="Heading_20_2" text:outline-level="2">🔹 ¿Existe algo parecido en <text:span text:style-name="Source_20_Text">psql</text:span>?</text:h>
      <text:p text:style-name="Text_20_body">Sí, pero <text:span text:style-name="Strong_20_Emphasis">es otra cosa</text:span>: variables de <text:span text:style-name="Source_20_Text">psql</text:span>.</text:p>
      <text:h text:style-name="Heading_20_3" text:outline-level="3">Ejemplo en <text:span text:style-name="Source_20_Text">psql</text:span>:</text:h>
      <text:p text:style-name="P8"><text:span text:style-name="Source_20_Text">\set id_cliente 1</text:span></text:p>
      <text:p text:style-name="P8"/>
      <text:p text:style-name="P6"><text:span text:style-name="Source_20_Text">SELECT * FROM clientes WHERE id_cliente = :id_cliente;</text:span></text:p>
      <text:p text:style-name="Text_20_body">⚠️ Esto:</text:p>
      <text:list xml:id="list3019175891" text:style-name="L27">
        <text:list-item>
          <text:p text:style-name="P38">❌ NO es <text:span text:style-name="Source_20_Text">$1</text:span></text:p>
        </text:list-item>
        <text:list-item>
          <text:p text:style-name="P38">❌ NO es SQL estándar</text:p>
        </text:list-item>
        <text:list-item>
          <text:p text:style-name="P38">✅ Es solo para la consola</text:p>
        </text:list-item>
      </text:list>
      <text:p text:style-name="Horizontal_20_Line"/>
      <text:h text:style-name="Heading_20_2" text:outline-level="2">🧠 Diferencia visual clara</text:h>
      <text:h text:style-name="Heading_20_3" text:outline-level="3">❌ Esto NO funciona en consola</text:h>
      <text:p text:style-name="P6"><text:span text:style-name="Source_20_Text">SELECT * FROM pedidos WHERE id_cliente = $1;</text:span></text:p>
      <text:h text:style-name="Heading_20_3" text:outline-level="3">✅ Esto SÍ funciona en consola</text:h>
      <text:p text:style-name="P6"><text:span text:style-name="Source_20_Text">SELECT * FROM pedidos WHERE id_cliente = 1;</text:span></text:p>
      <text:p text:style-name="Horizontal_20_Line"/>
      <text:h text:style-name="Heading_20_2" text:outline-level="2">🧠 Cuándo usar cada cosa</text:h>
      <text:h text:style-name="Heading_20_3" text:outline-level="3">En desarrollo (psql / pgAdmin)</text:h>
      <text:list xml:id="list2750681493" text:style-name="L28">
        <text:list-item>
          <text:p text:style-name="P39">Usa valores reales (<text:span text:style-name="Source_20_Text">= 1</text:span>, fechas fijas)</text:p>
        </text:list-item>
        <text:list-item>
          <text:p text:style-name="P39">O llama funciones directamente</text:p>
        </text:list-item>
      </text:list>
      <text:h text:style-name="Heading_20_3" text:outline-level="3">En aplicación (NestJS)</text:h>
      <text:list xml:id="list2375277967" text:style-name="L29">
        <text:list-item>
          <text:p text:style-name="P40">Usa <text:span text:style-name="Source_20_Text">$1</text:span>, <text:span text:style-name="Source_20_Text">$2</text:span>, <text:span text:style-name="Source_20_Text">$3</text:span></text:p>
        </text:list-item>
      </text:list>
      <text:p text:style-name="Horizontal_20_Line"/>
      <text:h text:style-name="Heading_20_2" text:outline-level="2"><text:soft-page-break/>🔥 Truco profesional</text:h>
      <text:p text:style-name="Text_20_body">Cuando desarrollas:</text:p>
      <text:list xml:id="list92437305" text:style-name="L30">
        <text:list-item>
          <text:p text:style-name="P41"><text:span text:style-name="Strong_20_Emphasis">Prueba la lógica con valores fijos</text:span></text:p>
        </text:list-item>
        <text:list-item>
          <text:p text:style-name="P41">Luego reemplaza por <text:span text:style-name="Source_20_Text">$1</text:span>, <text:span text:style-name="Source_20_Text">$2</text:span> en el código NodeJS</text:p>
        </text:list-item>
      </text:list>
      <text:p text:style-name="Horizontal_20_Line"/>
      <text:h text:style-name="Heading_20_2" text:outline-level="2">📌 Resumen final</text:h>
      <text:list xml:id="list439105057" text:style-name="L31">
        <text:list-item>
          <text:p text:style-name="P42"><text:span text:style-name="Source_20_Text">$1</text:span> ❌ no existe en la consola SQL</text:p>
        </text:list-item>
        <text:list-item>
          <text:p text:style-name="P42"><text:span text:style-name="Source_20_Text">$1</text:span> ✅ existe solo en consultas preparadas (NodeJS)</text:p>
        </text:list-item>
        <text:list-item>
          <text:p text:style-name="P42">En consola:</text:p>
          <text:list>
            <text:list-item>
              <text:p text:style-name="P42">usa valores reales</text:p>
            </text:list-item>
            <text:list-item>
              <text:p text:style-name="P42">o variables <text:span text:style-name="Source_20_Text">psql</text:span> (<text:span text:style-name="Source_20_Text">:variable</text:span>)</text:p>
            </text:list-item>
          </text:list>
        </text:list-item>
        <text:list-item>
          <text:p text:style-name="P42">No es un error tuyo, es <text:span text:style-name="Strong_20_Emphasis">cómo funciona PostgreSQL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4">* </text:span></text:span><text:span text:style-name="Strong_20_Emphasis"><text:span text:style-name="T7">F</text:span></text:span><text:span text:style-name="Strong_20_Emphasis"><text:span text:style-name="T6">uncion que pase solamente un pedido a factura</text:span></text:span></text:p>
      <text:p text:style-name="Text_20_body"><text:span text:style-name="Strong_20_Emphasis"><text:span text:style-name="T1">La idea es sencilla:</text:span></text:span></text:p>
      <text:p text:style-name="Text_20_body">🎯 <text:span text:style-name="Strong_20_Emphasis">Objetivo</text:span></text:p>
      <text:list xml:id="list927016393" text:style-name="L32">
        <text:list-item>
          <text:p text:style-name="P43">Recibir <text:span text:style-name="Strong_20_Emphasis">un solo pedido</text:span></text:p>
        </text:list-item>
        <text:list-item>
          <text:p text:style-name="P43">Verificar que esté <text:span text:style-name="Strong_20_Emphasis">ABIERTO</text:span></text:p>
        </text:list-item>
        <text:list-item>
          <text:p text:style-name="P43">Crear <text:span text:style-name="Strong_20_Emphasis">una factura</text:span></text:p>
        </text:list-item>
        <text:list-item>
          <text:p text:style-name="P43">Descontar stock</text:p>
        </text:list-item>
        <text:list-item>
          <text:p text:style-name="P43">Relacionar pedido ↔ factura</text:p>
        </text:list-item>
        <text:list-item>
          <text:p text:style-name="P43">Marcar el pedido como <text:span text:style-name="Strong_20_Emphasis">FACTURADO</text:span></text:p>
        </text:list-item>
        <text:list-item>
          <text:p text:style-name="P43">Devolver el <text:span text:style-name="Strong_20_Emphasis">id de la factura</text:span></text:p>
        </text:list-item>
      </text:list>
      <text:h text:style-name="Heading_20_2" text:outline-level="2"><text:soft-page-break/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Función completa (PL/pgSQL)</text:span></text:span></text:h>
      <text:p text:style-name="P8"><text:span text:style-name="Source_20_Text">CREATE OR REPLACE FUNCTION facturar_pedido_individual(</text:span></text:p>
      <text:p text:style-name="P8"><text:span text:style-name="Source_20_Text"><text:s text:c="4"/>p_id_pedido INT</text:span></text:p>
      <text:p text:style-name="P8"><text:span text:style-name="Source_20_Text">)</text:span></text:p>
      <text:p text:style-name="P8"><text:span text:style-name="Source_20_Text">RETURNS INT AS $$</text:span></text:p>
      <text:p text:style-name="P8"><text:span text:style-name="Source_20_Text">DECLARE</text:span></text:p>
      <text:p text:style-name="P8"><text:span text:style-name="Source_20_Text"><text:s text:c="4"/>v_estado VARCHAR(20);</text:span></text:p>
      <text:p text:style-name="P8"><text:span text:style-name="Source_20_Text"><text:s text:c="4"/>v_total NUMERIC(10,2);</text:span></text:p>
      <text:p text:style-name="P8"><text:span text:style-name="Source_20_Text"><text:s text:c="4"/>v_id_factura INT;</text:span></text:p>
      <text:p text:style-name="P8"><text:span text:style-name="Source_20_Text"><text:s text:c="4"/>r_linea RECORD;</text:span></text:p>
      <text:p text:style-name="P8"><text:span text:style-name="Source_20_Text">BEGIN</text:span></text:p>
      <text:p text:style-name="P8"><text:span text:style-name="Source_20_Text"><text:s text:c="4"/>-- Verificar estado del pedido</text:span></text:p>
      <text:p text:style-name="P8"><text:span text:style-name="Source_20_Text"><text:s text:c="4"/>SELECT estado, total</text:span></text:p>
      <text:p text:style-name="P8"><text:span text:style-name="Source_20_Text"><text:s text:c="4"/>INTO v_estado, v_total</text:span></text:p>
      <text:p text:style-name="P8"><text:span text:style-name="Source_20_Text"><text:s text:c="4"/>FROM pedidos</text:span></text:p>
      <text:p text:style-name="P8"><text:span text:style-name="Source_20_Text"><text:s text:c="4"/>WHERE id_pedido = p_id_pedido;</text:span></text:p>
      <text:p text:style-name="P8"/>
      <text:p text:style-name="P8"><text:span text:style-name="Source_20_Text"><text:s text:c="4"/>IF NOT FOUND THEN</text:span></text:p>
      <text:p text:style-name="P8"><text:span text:style-name="Source_20_Text"><text:s text:c="8"/>RAISE EXCEPTION 'El pedido no existe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IF v_estado &lt;&gt; 'ABIERTO' THEN</text:span></text:p>
      <text:p text:style-name="P8"><text:span text:style-name="Source_20_Text"><text:s text:c="8"/>RAISE EXCEPTION 'El pedido no está abierto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-- Crear factura</text:span></text:p>
      <text:p text:style-name="P8"><text:span text:style-name="Source_20_Text"><text:s text:c="4"/>INSERT INTO facturas (fecha_factura, total)</text:span></text:p>
      <text:p text:style-name="P8"><text:span text:style-name="Source_20_Text"><text:s text:c="4"/>VALUES (CURRENT_TIMESTAMP, v_total)</text:span></text:p>
      <text:p text:style-name="P8"><text:span text:style-name="Source_20_Text"><text:s text:c="4"/>RETURNING id_factura INTO v_id_factura;</text:span></text:p>
      <text:p text:style-name="P8"/>
      <text:p text:style-name="P8"><text:span text:style-name="Source_20_Text"><text:s text:c="4"/>-- Descontar stock por líneas</text:span></text:p>
      <text:p text:style-name="P8"><text:span text:style-name="Source_20_Text"><text:s text:c="4"/>FOR r_linea IN</text:span></text:p>
      <text:p text:style-name="P8"><text:span text:style-name="Source_20_Text"><text:s text:c="8"/>SELECT id_articulo, cantidad</text:span></text:p>
      <text:p text:style-name="P8"><text:span text:style-name="Source_20_Text"><text:s text:c="8"/>FROM lineas_pedido</text:span></text:p>
      <text:p text:style-name="P8"><text:span text:style-name="Source_20_Text"><text:s text:c="8"/>WHERE id_pedido = p_id_pedido</text:span></text:p>
      <text:p text:style-name="P8"><text:span text:style-name="Source_20_Text"><text:s text:c="4"/>LOOP</text:span></text:p>
      <text:p text:style-name="P8"><text:span text:style-name="Source_20_Text"><text:s text:c="8"/>UPDATE articulos</text:span></text:p>
      <text:p text:style-name="P8"><text:span text:style-name="Source_20_Text"><text:s text:c="8"/>SET stock = stock - r_linea.cantidad</text:span></text:p>
      <text:p text:style-name="P8"><text:span text:style-name="Source_20_Text"><text:s text:c="8"/>WHERE id_articulo = r_linea.id_articulo;</text:span></text:p>
      <text:p text:style-name="P8"><text:span text:style-name="Source_20_Text"><text:s text:c="4"/>END LOOP;</text:span></text:p>
      <text:p text:style-name="P8"/>
      <text:p text:style-name="P8"><text:span text:style-name="Source_20_Text"><text:s text:c="4"/>-- Relacionar pedido con factura</text:span></text:p>
      <text:p text:style-name="P8"><text:span text:style-name="Source_20_Text"><text:s text:c="4"/>INSERT INTO facturas_pedidos (id_factura, id_pedido)</text:span></text:p>
      <text:p text:style-name="P8"><text:span text:style-name="Source_20_Text"><text:s text:c="4"/>VALUES (v_id_factura, p_id_pedido);</text:span></text:p>
      <text:p text:style-name="P8"/>
      <text:p text:style-name="P8"><text:span text:style-name="Source_20_Text"><text:s text:c="4"/>-- Marcar pedido como facturado</text:span></text:p>
      <text:p text:style-name="P8"><text:span text:style-name="Source_20_Text"><text:s text:c="4"/>UPDATE pedidos</text:span></text:p>
      <text:p text:style-name="P8"><text:span text:style-name="Source_20_Text"><text:s text:c="4"/>SET estado = 'FACTURADO'</text:span></text:p>
      <text:p text:style-name="P8"><text:span text:style-name="Source_20_Text"><text:s text:c="4"/>WHERE id_pedido = p_id_pedido;</text:span></text:p>
      <text:p text:style-name="P8"/>
      <text:p text:style-name="P8"><text:span text:style-name="Source_20_Text"><text:s text:c="4"/>RETURN v_id_factura;</text:span></text:p>
      <text:p text:style-name="P8"><text:span text:style-name="Source_20_Text">END;</text:span></text:p>
      <text:p text:style-name="P6"><text:span text:style-name="Source_20_Text">$$ LANGUAGE plpgsql;</text:span></text:p>
      <text:h text:style-name="Heading_20_2" text:outline-level="2"><text:soft-page-break/><text:span text:style-name="Strong_20_Emphasis"><text:span text:style-name="T1">Ejemplo de uso (consola)</text:span></text:span></text:h>
      <text:p text:style-name="P6"><text:span text:style-name="Source_20_Text">SELECT facturar_pedido_individual(5);</text:span></text:p>
      <text:p text:style-name="Text_20_body"><text:span text:style-name="Strong_20_Emphasis"><text:span text:style-name="T1">Resultado:</text:span></text:span></text:p>
      <text:list xml:id="list1264043557" text:style-name="L33">
        <text:list-item>
          <text:p text:style-name="P44">Devuelve el <text:span text:style-name="Source_20_Text">id_factura</text:span></text:p>
        </text:list-item>
        <text:list-item>
          <text:p text:style-name="P44">Pedido 5 → FACTURADO</text:p>
        </text:list-item>
        <text:list-item>
          <text:p text:style-name="P44">Stock actualizado</text:p>
        </text:list-item>
        <text:list-item>
          <text:p text:style-name="P44">Factura creada correctamente</text:p>
        </text:list-item>
      </text:list>
      <text:h text:style-name="Heading_20_2" text:outline-level="2"><text:span text:style-name="Strong_20_Emphasis"><text:span text:style-name="T1">Consultas útiles después</text:span></text:span></text:h>
      <text:h text:style-name="Heading_20_3" text:outline-level="3">🔹 Ver factura de un pedido</text:h>
      <text:p text:style-name="P8"><text:span text:style-name="Source_20_Text">SELECT f.*</text:span></text:p>
      <text:p text:style-name="P8"><text:span text:style-name="Source_20_Text">FROM facturas f</text:span></text:p>
      <text:p text:style-name="P8"><text:span text:style-name="Source_20_Text">JOIN facturas_pedidos fp ON fp.id_factura = f.id_factura</text:span></text:p>
      <text:p text:style-name="P6"><text:span text:style-name="Source_20_Text">WHERE fp.id_pedido = 5;</text:span></text:p>
      <text:p text:style-name="Horizontal_20_Line"/>
      <text:h text:style-name="Heading_20_3" text:outline-level="3">🔹 Ver líneas incluidas en la factura</text:h>
      <text:p text:style-name="P8"><text:span text:style-name="Source_20_Text">SELECT a.nombre, lp.cantidad, lp.subtotal</text:span></text:p>
      <text:p text:style-name="P8"><text:span text:style-name="Source_20_Text">FROM facturas_pedidos fp</text:span></text:p>
      <text:p text:style-name="P8"><text:span text:style-name="Source_20_Text">JOIN pedidos p ON p.id_pedido = fp.id_pedido</text:span></text:p>
      <text:p text:style-name="P8"><text:span text:style-name="Source_20_Text">JOIN lineas_pedido lp ON lp.id_pedido = p.id_pedido</text:span></text:p>
      <text:p text:style-name="P8"><text:span text:style-name="Source_20_Text">JOIN articulos a ON a.id_articulo = lp.id_articulo</text:span></text:p>
      <text:p text:style-name="P6"><text:span text:style-name="Source_20_Text">WHERE fp.id_factura = $1;</text:span></text:p>
      <text:p text:style-name="Text_20_body">(en consola reemplazas <text:span text:style-name="Source_20_Text">$1</text:span> por el id real)</text:p>
      <text:h text:style-name="Heading_20_2" text:outline-level="2"><text:span text:style-name="Strong_20_Emphasis"><text:span text:style-name="T1">Versión PRO (opcional, recomendada)</text:span></text:span></text:h>
      <text:p text:style-name="Text_20_body">Si quieres <text:span text:style-name="Strong_20_Emphasis">blindarlo aún más</text:span>, se puede añadir:</text:p>
      <text:list xml:id="list3496719585" text:style-name="L34">
        <text:list-item>
          <text:p text:style-name="P45">✔️ Verificación de stock negativo</text:p>
        </text:list-item>
        <text:list-item>
          <text:p text:style-name="P45">✔️ Bloqueo del pedido (<text:span text:style-name="Source_20_Text">FOR UPDATE</text:span>)</text:p>
        </text:list-item>
        <text:list-item>
          <text:p text:style-name="P45">✔️ Transacción explícita</text:p>
        </text:list-item>
        <text:list-item>
          <text:p text:style-name="P45">✔️ Registro histórico de stock</text:p>
        </text:list-item>
      </text:list>
      <text:p text:style-name="Text_20_body">Ejemplo de bloqueo:</text:p>
      <text:p text:style-name="P8"><text:span text:style-name="Source_20_Text">SELECT estado, total</text:span></text:p>
      <text:p text:style-name="P8"><text:span text:style-name="Source_20_Text">FROM pedidos</text:span></text:p>
      <text:p text:style-name="P8"><text:span text:style-name="Source_20_Text">WHERE id_pedido = p_id_pedido</text:span></text:p>
      <text:p text:style-name="P6"><text:span text:style-name="Source_20_Text">FOR UPDATE;</text:span></text:p>
      <text:p text:style-name="Horizontal_20_Line"/>
      <text:h text:style-name="Heading_20_2" text:outline-level="2"><text:soft-page-break/>🧠 Resumen</text:h>
      <text:list xml:id="list3970367513" text:style-name="L35">
        <text:list-item>
          <text:p text:style-name="P46">Esta función factura <text:span text:style-name="Strong_20_Emphasis">solo un pedido</text:span></text:p>
        </text:list-item>
        <text:list-item>
          <text:p text:style-name="P46">Respeta el modelo con <text:span text:style-name="Source_20_Text">facturas_pedidos</text:span></text:p>
        </text:list-item>
        <text:list-item>
          <text:p text:style-name="P46">Es segura y reutilizable</text:p>
        </text:list-item>
        <text:list-item>
          <text:p text:style-name="P46">Ideal para llamarla desde NestJS</text:p>
        </text:list-item>
      </text:list>
      <text:p text:style-name="Text_20_body"><text:span text:style-name="Strong_20_Emphasis"><text:span text:style-name="T4">* </text:span></text:span><text:span text:style-name="Strong_20_Emphasis"><text:span text:style-name="T7">F</text:span></text:span><text:span text:style-name="Strong_20_Emphasis"><text:span text:style-name="T6">uncion que te pase solamente los pedidos que quieras a factura.</text:span></text:span></text:p>
      <text:p text:style-name="Text_20_body"><text:span text:style-name="Strong_20_Emphasis"><text:span text:style-name="T1">🎯 </text:span></text:span><text:span text:style-name="Strong_20_Emphasis"><text:span text:style-name="T5">Objetivo</text:span></text:span></text:p>
      <text:list xml:id="list2170961339" text:style-name="L36">
        <text:list-item>
          <text:p text:style-name="P47">Reciba <text:span text:style-name="Strong_20_Emphasis">una lista de pedidos concretos</text:span></text:p>
        </text:list-item>
        <text:list-item>
          <text:p text:style-name="P47">Facture <text:span text:style-name="Strong_20_Emphasis">solo esos pedidos</text:span></text:p>
        </text:list-item>
        <text:list-item>
          <text:p text:style-name="P47">Cree <text:span text:style-name="Strong_20_Emphasis">UNA ÚNICA FACTURA</text:span></text:p>
        </text:list-item>
        <text:list-item>
          <text:p text:style-name="P47">Descuente stock</text:p>
        </text:list-item>
        <text:list-item>
          <text:p text:style-name="P47">Marque esos pedidos como <text:span text:style-name="Source_20_Text">FACTURADO</text:span></text:p>
        </text:list-item>
        <text:list-item>
          <text:p text:style-name="P47">Devuelva el <text:span text:style-name="Strong_20_Emphasis">id de la factura</text:span></text:p>
        </text:list-item>
      </text:list>
      <text:p text:style-name="Text_20_body">👉 Ideal para cuando en la app el usuario selecciona pedidos con checkboxes.</text:p>
      <text:h text:style-name="Heading_20_2" text:outline-level="2"><text:span text:style-name="Strong_20_Emphasis"><text:span text:style-name="T1">🧠 Decisión técnica clave</text:span></text:span></text:h>
      <text:p text:style-name="Text_20_body">La forma correcta en PostgreSQL es pasar:</text:p>
      <text:list xml:id="list2264086495" text:style-name="L37">
        <text:list-item>
          <text:p text:style-name="P48"><text:span text:style-name="Strong_20_Emphasis">un ARRAY de ids de pedido</text:span></text:p>
        </text:list-item>
      </text:list>
      <text:p text:style-name="Text_20_body">Ejemplo desde SQL / NodeJS:</text:p>
      <text:p text:style-name="P6"><text:span text:style-name="Source_20_Text">ARRAY[1,3,5,8]</text:span></text:p>
      <text:p text:style-name="Horizontal_20_Line"/>
      <text:h text:style-name="Heading_20_2" text:outline-level="2">1️⃣ Firma de la función</text:h>
      <text:p text:style-name="P8"><text:span text:style-name="Source_20_Text">facturar_pedidos_seleccionados(p_ids_pedidos INT[])</text:span></text:p>
      <text:p text:style-name="P6"><text:span text:style-name="Source_20_Text">RETURNS INT</text:span></text:p>
      <text:p text:style-name="Horizontal_20_Line"/>
      <text:h text:style-name="Heading_20_2" text:outline-level="2"/>
      <text:h text:style-name="Heading_20_2" text:outline-level="2">2️⃣ Función completa (PL/pgSQL)</text:h>
      <text:p text:style-name="P8"><text:span text:style-name="Source_20_Text">CREATE OR REPLACE FUNCTION facturar_pedidos_seleccionados(</text:span></text:p>
      <text:p text:style-name="P8"><text:soft-page-break/><text:span text:style-name="Source_20_Text"><text:s text:c="4"/>p_ids_pedidos INT[]</text:span></text:p>
      <text:p text:style-name="P8"><text:span text:style-name="Source_20_Text">)</text:span></text:p>
      <text:p text:style-name="P8"><text:span text:style-name="Source_20_Text">RETURNS INT AS $$</text:span></text:p>
      <text:p text:style-name="P8"><text:span text:style-name="Source_20_Text">DECLARE</text:span></text:p>
      <text:p text:style-name="P8"><text:span text:style-name="Source_20_Text"><text:s text:c="4"/>v_id_factura INT;</text:span></text:p>
      <text:p text:style-name="P8"><text:span text:style-name="Source_20_Text"><text:s text:c="4"/>v_total NUMERIC(10,2);</text:span></text:p>
      <text:p text:style-name="P8"><text:span text:style-name="Source_20_Text"><text:s text:c="4"/>r_pedido RECORD;</text:span></text:p>
      <text:p text:style-name="P8"><text:span text:style-name="Source_20_Text"><text:s text:c="4"/>r_linea RECORD;</text:span></text:p>
      <text:p text:style-name="P8"><text:span text:style-name="Source_20_Text">BEGIN</text:span></text:p>
      <text:p text:style-name="P8"><text:span text:style-name="Source_20_Text"><text:s text:c="4"/>-- Verificar que existan pedidos abiertos</text:span></text:p>
      <text:p text:style-name="P8"><text:span text:style-name="Source_20_Text"><text:s text:c="4"/>SELECT COALESCE(SUM(total), 0)</text:span></text:p>
      <text:p text:style-name="P8"><text:span text:style-name="Source_20_Text"><text:s text:c="4"/>INTO v_total</text:span></text:p>
      <text:p text:style-name="P8"><text:span text:style-name="Source_20_Text"><text:s text:c="4"/>FROM pedidos</text:span></text:p>
      <text:p text:style-name="P8"><text:span text:style-name="Source_20_Text"><text:s text:c="4"/>WHERE id_pedido = ANY(p_ids_pedidos)</text:span></text:p>
      <text:p text:style-name="P8"><text:span text:style-name="Source_20_Text"><text:s text:c="6"/>AND estado = 'ABIERTO';</text:span></text:p>
      <text:p text:style-name="P8"/>
      <text:p text:style-name="P8"><text:span text:style-name="Source_20_Text"><text:s text:c="4"/>IF v_total = 0 THEN</text:span></text:p>
      <text:p text:style-name="P8"><text:span text:style-name="Source_20_Text"><text:s text:c="8"/>RAISE EXCEPTION 'No hay pedidos abiertos para facturar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-- Crear factura</text:span></text:p>
      <text:p text:style-name="P8"><text:span text:style-name="Source_20_Text"><text:s text:c="4"/>INSERT INTO facturas (fecha_factura, total)</text:span></text:p>
      <text:p text:style-name="P8"><text:span text:style-name="Source_20_Text"><text:s text:c="4"/>VALUES (CURRENT_TIMESTAMP, v_total)</text:span></text:p>
      <text:p text:style-name="P8"><text:span text:style-name="Source_20_Text"><text:s text:c="4"/>RETURNING id_factura INTO v_id_factura;</text:span></text:p>
      <text:p text:style-name="P8"/>
      <text:p text:style-name="P8"><text:span text:style-name="Source_20_Text"><text:s text:c="4"/>-- Procesar pedidos uno a uno</text:span></text:p>
      <text:p text:style-name="P8"><text:span text:style-name="Source_20_Text"><text:s text:c="4"/>FOR r_pedido IN</text:span></text:p>
      <text:p text:style-name="P8"><text:span text:style-name="Source_20_Text"><text:s text:c="8"/>SELECT id_pedido</text:span></text:p>
      <text:p text:style-name="P8"><text:span text:style-name="Source_20_Text"><text:s text:c="8"/>FROM pedidos</text:span></text:p>
      <text:p text:style-name="P8"><text:span text:style-name="Source_20_Text"><text:s text:c="8"/>WHERE id_pedido = ANY(p_ids_pedidos)</text:span></text:p>
      <text:p text:style-name="P8"><text:span text:style-name="Source_20_Text"><text:s text:c="10"/>AND estado = 'ABIERTO'</text:span></text:p>
      <text:p text:style-name="P8"><text:span text:style-name="Source_20_Text"><text:s text:c="4"/>LOOP</text:span></text:p>
      <text:p text:style-name="P8"><text:span text:style-name="Source_20_Text"><text:s text:c="8"/>-- Descontar stock</text:span></text:p>
      <text:p text:style-name="P8"><text:span text:style-name="Source_20_Text"><text:s text:c="8"/>FOR r_linea IN</text:span></text:p>
      <text:p text:style-name="P8"><text:span text:style-name="Source_20_Text"><text:s text:c="12"/>SELECT id_articulo, cantidad</text:span></text:p>
      <text:p text:style-name="P8"><text:span text:style-name="Source_20_Text"><text:s text:c="12"/>FROM lineas_pedido</text:span></text:p>
      <text:p text:style-name="P8"><text:span text:style-name="Source_20_Text"><text:s text:c="12"/>WHERE id_pedido = r_pedido.id_pedido</text:span></text:p>
      <text:p text:style-name="P8"><text:span text:style-name="Source_20_Text"><text:s text:c="8"/>LOOP</text:span></text:p>
      <text:p text:style-name="P8"><text:span text:style-name="Source_20_Text"><text:s text:c="12"/>UPDATE articulos</text:span></text:p>
      <text:p text:style-name="P8"><text:span text:style-name="Source_20_Text"><text:s text:c="12"/>SET stock = stock - r_linea.cantidad</text:span></text:p>
      <text:p text:style-name="P8"><text:span text:style-name="Source_20_Text"><text:s text:c="12"/>WHERE id_articulo = r_linea.id_articulo;</text:span></text:p>
      <text:p text:style-name="P8"><text:span text:style-name="Source_20_Text"><text:s text:c="8"/>END LOOP;</text:span></text:p>
      <text:p text:style-name="P8"/>
      <text:p text:style-name="P8"><text:span text:style-name="Source_20_Text"><text:s text:c="8"/>-- Relacionar pedido con factura</text:span></text:p>
      <text:p text:style-name="P8"><text:span text:style-name="Source_20_Text"><text:s text:c="8"/>INSERT INTO facturas_pedidos (id_factura, id_pedido)</text:span></text:p>
      <text:p text:style-name="P8"><text:span text:style-name="Source_20_Text"><text:s text:c="8"/>VALUES (v_id_factura, r_pedido.id_pedido);</text:span></text:p>
      <text:p text:style-name="P8"/>
      <text:p text:style-name="P8"><text:span text:style-name="Source_20_Text"><text:s text:c="8"/>-- Marcar pedido como facturado</text:span></text:p>
      <text:p text:style-name="P8"><text:span text:style-name="Source_20_Text"><text:s text:c="8"/>UPDATE pedidos</text:span></text:p>
      <text:p text:style-name="P8"><text:span text:style-name="Source_20_Text"><text:s text:c="8"/>SET estado = 'FACTURADO'</text:span></text:p>
      <text:p text:style-name="P8"><text:span text:style-name="Source_20_Text"><text:s text:c="8"/>WHERE id_pedido = r_pedido.id_pedido;</text:span></text:p>
      <text:p text:style-name="P8"><text:span text:style-name="Source_20_Text"><text:s text:c="4"/>END LOOP;</text:span></text:p>
      <text:p text:style-name="P8"/>
      <text:p text:style-name="P8"><text:span text:style-name="Source_20_Text"><text:s text:c="4"/>RETURN v_id_factura;</text:span></text:p>
      <text:p text:style-name="P8"><text:span text:style-name="Source_20_Text">END;</text:span></text:p>
      <text:p text:style-name="P6"><text:span text:style-name="Source_20_Text">$$ LANGUAGE plpgsql;</text:span></text:p>
      <text:p text:style-name="Horizontal_20_Line"/>
      <text:h text:style-name="Heading_20_2" text:outline-level="2"><text:soft-page-break/>3️⃣ Ejemplos de uso</text:h>
      <text:h text:style-name="Heading_20_3" text:outline-level="3">🔹 En consola PostgreSQL</text:h>
      <text:p text:style-name="P6"><text:span text:style-name="Source_20_Text">SELECT facturar_pedidos_seleccionados(ARRAY[2,4,7]);</text:span></text:p>
      <text:p text:style-name="Horizontal_20_Line"/>
      <text:h text:style-name="Heading_20_3" text:outline-level="3">🔹 Desde NestJS / NodeJS (<text:span text:style-name="Source_20_Text">pg</text:span>)</text:h>
      <text:p text:style-name="P8"><text:span text:style-name="Source_20_Text">await client.query(</text:span></text:p>
      <text:p text:style-name="P8"><text:span text:style-name="Source_20_Text"><text:s text:c="2"/>'SELECT facturar_pedidos_seleccionados($1)',</text:span></text:p>
      <text:p text:style-name="P8"><text:span text:style-name="Source_20_Text"><text:s text:c="2"/>[[2, 4, 7]]</text:span></text:p>
      <text:p text:style-name="P6"><text:span text:style-name="Source_20_Text">);</text:span></text:p>
      <text:p text:style-name="Text_20_body">📌 Ojo: el array se pasa <text:span text:style-name="Strong_20_Emphasis">como array JS</text:span>, no como string.</text:p>
      <text:p text:style-name="Horizontal_20_Line"/>
      <text:h text:style-name="Heading_20_2" text:outline-level="2">4️⃣ Consultas útiles después</text:h>
      <text:h text:style-name="Heading_20_3" text:outline-level="3">🔹 Ver pedidos incluidos en la factura</text:h>
      <text:p text:style-name="P8"><text:span text:style-name="Source_20_Text">SELECT p.id_pedido, p.fecha_pedido, p.total</text:span></text:p>
      <text:p text:style-name="P8"><text:span text:style-name="Source_20_Text">FROM facturas_pedidos fp</text:span></text:p>
      <text:p text:style-name="P8"><text:span text:style-name="Source_20_Text">JOIN pedidos p ON p.id_pedido = fp.id_pedido</text:span></text:p>
      <text:p text:style-name="P6"><text:span text:style-name="Source_20_Text">WHERE fp.id_factura = 10;</text:span></text:p>
      <text:h text:style-name="P7" text:outline-level="2"><text:span text:style-name="Source_20_Text">5️⃣ Validaciones que ya tienes (y por qué está bien)</text:span></text:h>
      <text:p text:style-name="Text_20_body">✔️ Ignora pedidos ya facturados<text:line-break/>✔️ No crea factura vacía<text:line-break/>✔️ Una sola factura para N pedidos<text:line-break/>✔️ Stock consistente</text:p>
      <text:h text:style-name="P7" text:outline-level="2"><text:span text:style-name="Source_20_Text">6️⃣ Versión PRO (recomendada si es producción)</text:span></text:h>
      <text:p text:style-name="Text_20_body">Si quieres subir nota o hacerlo “real world”, se puede añadir:</text:p>
      <text:list xml:id="list1850403863" text:style-name="L38">
        <text:list-item>
          <text:p text:style-name="P49">🔒 <text:span text:style-name="Source_20_Text">SELECT ... FOR UPDATE</text:span> para bloquear pedidos</text:p>
        </text:list-item>
        <text:list-item>
          <text:p text:style-name="P49">🔄 Rollback automático si algún stock queda negativo</text:p>
        </text:list-item>
        <text:list-item>
          <text:p text:style-name="P49">🧾 Verificar que todos los pedidos sean del <text:span text:style-name="Strong_20_Emphasis">mismo cliente</text:span></text:p>
        </text:list-item>
        <text:list-item>
          <text:p text:style-name="P49">📦 Tabla de movimientos de stock</text:p>
        </text:list-item>
      </text:list>
      <text:p text:style-name="Text_20_body">Ejemplo de validación de cliente:</text:p>
      <text:p text:style-name="P8"><text:span text:style-name="Source_20_Text">IF (SELECT COUNT(DISTINCT id_cliente)</text:span></text:p>
      <text:p text:style-name="P8"><text:soft-page-break/><text:span text:style-name="Source_20_Text"><text:s text:c="4"/>FROM pedidos</text:span></text:p>
      <text:p text:style-name="P8"><text:span text:style-name="Source_20_Text"><text:s text:c="4"/>WHERE id_pedido = ANY(p_ids_pedidos)) &gt; 1 THEN</text:span></text:p>
      <text:p text:style-name="P8"><text:span text:style-name="Source_20_Text"><text:s text:c="4"/>RAISE EXCEPTION 'Los pedidos deben ser del mismo cliente';</text:span></text:p>
      <text:p text:style-name="P6"><text:span text:style-name="Source_20_Text">END IF;</text:span></text:p>
      <text:h text:style-name="P7" text:outline-level="2"><text:span text:style-name="Source_20_Text">🧠 Resumen mental</text:span></text:h>
      <text:list xml:id="list2686908196" text:style-name="L39">
        <text:list-item>
          <text:p text:style-name="P50"><text:span text:style-name="Strong_20_Emphasis">1 pedido</text:span> → <text:span text:style-name="Source_20_Text">facturar_pedido_individual</text:span></text:p>
        </text:list-item>
        <text:list-item>
          <text:p text:style-name="P50"><text:span text:style-name="Strong_20_Emphasis">Pedidos de un cliente por fechas</text:span> → <text:span text:style-name="Source_20_Text">facturar_pedidos_cliente</text:span></text:p>
        </text:list-item>
        <text:list-item>
          <text:p text:style-name="P50"><text:span text:style-name="Strong_20_Emphasis">Pedidos seleccionados manualmente</text:span> → <text:span text:style-name="Source_20_Text">facturar_pedidos_seleccionados</text:span></text:p>
        </text:list-item>
      </text:list>
      <text:p text:style-name="Text_20_body">Con esto tienes <text:span text:style-name="Strong_20_Emphasis">todos los escenarios de facturación cubiertos</text:span> 💪</text:p>
      <text:p text:style-name="P6"><text:span text:style-name="Source_20_Text"><text:span text:style-name="T6">Rollback automático si algún stock queda negativo</text:span></text:span></text:p>
      <text:h text:style-name="P7" text:outline-level="2"><text:span text:style-name="Source_20_Text"><text:span text:style-name="T6">🧠 Idea clave (importantísima)</text:span></text:span></text:h>
      <text:p text:style-name="Text_20_body">En PostgreSQL:</text:p>
      <text:p text:style-name="Quotations">🔥 <text:span text:style-name="Strong_20_Emphasis">Si una función PL/pgSQL lanza una EXCEPTION,<text:line-break/>TODA la transacción se hace ROLLBACK automáticamente</text:span></text:p>
      <text:p text:style-name="Text_20_body">No tienes que escribir <text:span text:style-name="Source_20_Text">ROLLBACK</text:span> a mano <text:span text:style-name="Strong_20_Emphasis">si la función se ejecuta dentro de una transacción</text:span> (y desde NestJS SIEMPRE lo está, aunque no lo veas).</text:p>
      <text:h text:style-name="P7" text:outline-level="2"><text:span text:style-name="Source_20_Text"><text:span text:style-name="T6">❓ Entonces, ¿cómo forzamos el rollback?</text:span></text:span></text:h>
      <text:p text:style-name="Text_20_body">👉 <text:span text:style-name="Strong_20_Emphasis">Detectando stock insuficiente y lanzando una excepción</text:span></text:p>
      <text:p text:style-name="P6"><text:span text:style-name="Source_20_Text">RAISE EXCEPTION 'Stock insuficiente';</text:span></text:p>
      <text:p text:style-name="Text_20_body">Eso hace que:</text:p>
      <text:list xml:id="list1178708808" text:style-name="L40">
        <text:list-item>
          <text:p text:style-name="P51">❌ No se descuente stock</text:p>
        </text:list-item>
        <text:list-item>
          <text:p text:style-name="P51">❌ No se cree factura</text:p>
        </text:list-item>
        <text:list-item>
          <text:p text:style-name="P51">❌ No se cambie el estado de pedidos</text:p>
        </text:list-item>
        <text:list-item>
          <text:p text:style-name="P51">✅ La base de datos queda exactamente como estaba</text:p>
        </text:list-item>
      </text:list>
      <text:p text:style-name="Horizontal_20_Line"/>
      <text:h text:style-name="Heading_20_2" text:outline-level="2">🚨 Problema de la versión anterior</text:h>
      <text:p text:style-name="Text_20_body">Antes hacíamos:</text:p>
      <text:p text:style-name="P8"><text:span text:style-name="Source_20_Text">UPDATE articulos</text:span></text:p>
      <text:p text:style-name="P6"><text:span text:style-name="Source_20_Text">SET stock = stock - cantidad;</text:span></text:p>
      <text:p text:style-name="Text_20_body"><text:soft-page-break/>❌ Eso permite que el stock quede negativo si no se valida.</text:p>
      <text:p text:style-name="Horizontal_20_Line"/>
      <text:h text:style-name="Heading_20_2" text:outline-level="2">✅ Solución correcta (nivel pro)</text:h>
      <text:list xml:id="list1852323844" text:style-name="L41">
        <text:list-item>
          <text:p text:style-name="P52"><text:span text:style-name="Strong_20_Emphasis">Bloquear el artículo</text:span></text:p>
        </text:list-item>
        <text:list-item>
          <text:p text:style-name="P52"><text:span text:style-name="Strong_20_Emphasis">Comprobar stock</text:span></text:p>
        </text:list-item>
        <text:list-item>
          <text:p text:style-name="P52"><text:span text:style-name="Strong_20_Emphasis">Si no alcanza → EXCEPTION</text:span></text:p>
        </text:list-item>
        <text:list-item>
          <text:p text:style-name="P52">PostgreSQL hace rollback solo</text:p>
        </text:list-item>
      </text:list>
      <text:p text:style-name="Horizontal_20_Line"/>
      <text:h text:style-name="Heading_20_2" text:outline-level="2">1️⃣ Función con ROLLBACK automático por stock negativo</text:h>
      <text:p text:style-name="Text_20_body">Te dejo la versión <text:span text:style-name="Strong_20_Emphasis">segura</text:span> de<text:line-break/><text:span text:style-name="Source_20_Text">facturar_pedidos_seleccionados</text:span></text:p>
      <text:p text:style-name="P8"><text:span text:style-name="Source_20_Text">CREATE OR REPLACE FUNCTION facturar_pedidos_seleccionados(</text:span></text:p>
      <text:p text:style-name="P8"><text:span text:style-name="Source_20_Text"><text:s text:c="4"/>p_ids_pedidos INT[]</text:span></text:p>
      <text:p text:style-name="P8"><text:span text:style-name="Source_20_Text">)</text:span></text:p>
      <text:p text:style-name="P8"><text:span text:style-name="Source_20_Text">RETURNS INT AS $$</text:span></text:p>
      <text:p text:style-name="P8"><text:span text:style-name="Source_20_Text">DECLARE</text:span></text:p>
      <text:p text:style-name="P8"><text:span text:style-name="Source_20_Text"><text:s text:c="4"/>v_id_factura INT;</text:span></text:p>
      <text:p text:style-name="P8"><text:span text:style-name="Source_20_Text"><text:s text:c="4"/>v_total NUMERIC(10,2);</text:span></text:p>
      <text:p text:style-name="P8"><text:span text:style-name="Source_20_Text"><text:s text:c="4"/>r_pedido RECORD;</text:span></text:p>
      <text:p text:style-name="P8"><text:span text:style-name="Source_20_Text"><text:s text:c="4"/>r_linea RECORD;</text:span></text:p>
      <text:p text:style-name="P8"><text:span text:style-name="Source_20_Text"><text:s text:c="4"/>v_stock INT;</text:span></text:p>
      <text:p text:style-name="P8"><text:span text:style-name="Source_20_Text">BEGIN</text:span></text:p>
      <text:p text:style-name="P8"><text:span text:style-name="Source_20_Text"><text:s text:c="4"/>-- Validar que todos los pedidos estén abiertos</text:span></text:p>
      <text:p text:style-name="P8"><text:span text:style-name="Source_20_Text"><text:s text:c="4"/>SELECT COALESCE(SUM(total), 0)</text:span></text:p>
      <text:p text:style-name="P8"><text:span text:style-name="Source_20_Text"><text:s text:c="4"/>INTO v_total</text:span></text:p>
      <text:p text:style-name="P8"><text:span text:style-name="Source_20_Text"><text:s text:c="4"/>FROM pedidos</text:span></text:p>
      <text:p text:style-name="P8"><text:span text:style-name="Source_20_Text"><text:s text:c="4"/>WHERE id_pedido = ANY(p_ids_pedidos)</text:span></text:p>
      <text:p text:style-name="P8"><text:span text:style-name="Source_20_Text"><text:s text:c="6"/>AND estado = 'ABIERTO';</text:span></text:p>
      <text:p text:style-name="P8"/>
      <text:p text:style-name="P8"><text:span text:style-name="Source_20_Text"><text:s text:c="4"/>IF v_total = 0 THEN</text:span></text:p>
      <text:p text:style-name="P8"><text:span text:style-name="Source_20_Text"><text:s text:c="8"/>RAISE EXCEPTION 'No hay pedidos abiertos para facturar';</text:span></text:p>
      <text:p text:style-name="P8"><text:span text:style-name="Source_20_Text"><text:s text:c="4"/>END IF;</text:span></text:p>
      <text:p text:style-name="P8"/>
      <text:p text:style-name="P8"><text:span text:style-name="Source_20_Text"><text:s text:c="4"/>-- Crear factura</text:span></text:p>
      <text:p text:style-name="P8"><text:span text:style-name="Source_20_Text"><text:s text:c="4"/>INSERT INTO facturas (fecha_factura, total)</text:span></text:p>
      <text:p text:style-name="P8"><text:span text:style-name="Source_20_Text"><text:s text:c="4"/>VALUES (CURRENT_TIMESTAMP, v_total)</text:span></text:p>
      <text:p text:style-name="P8"><text:span text:style-name="Source_20_Text"><text:s text:c="4"/>RETURNING id_factura INTO v_id_factura;</text:span></text:p>
      <text:p text:style-name="P8"/>
      <text:p text:style-name="P8"><text:span text:style-name="Source_20_Text"><text:s text:c="4"/>-- Procesar pedidos</text:span></text:p>
      <text:p text:style-name="P8"><text:span text:style-name="Source_20_Text"><text:s text:c="4"/>FOR r_pedido IN</text:span></text:p>
      <text:p text:style-name="P8"><text:span text:style-name="Source_20_Text"><text:s text:c="8"/>SELECT id_pedido</text:span></text:p>
      <text:p text:style-name="P8"><text:span text:style-name="Source_20_Text"><text:s text:c="8"/>FROM pedidos</text:span></text:p>
      <text:p text:style-name="P8"><text:span text:style-name="Source_20_Text"><text:s text:c="8"/>WHERE id_pedido = ANY(p_ids_pedidos)</text:span></text:p>
      <text:p text:style-name="P8"><text:span text:style-name="Source_20_Text"><text:s text:c="10"/>AND estado = 'ABIERTO'</text:span></text:p>
      <text:p text:style-name="P8"><text:span text:style-name="Source_20_Text"><text:s text:c="8"/>FOR UPDATE</text:span></text:p>
      <text:p text:style-name="P8"><text:span text:style-name="Source_20_Text"><text:s text:c="4"/>LOOP</text:span></text:p>
      <text:p text:style-name="P8"><text:span text:style-name="Source_20_Text"><text:s text:c="8"/>-- Procesar líneas del pedido</text:span></text:p>
      <text:p text:style-name="P8"><text:span text:style-name="Source_20_Text"><text:s text:c="8"/>FOR r_linea IN</text:span></text:p>
      <text:p text:style-name="P8"><text:span text:style-name="Source_20_Text"><text:s text:c="12"/>SELECT id_articulo, cantidad</text:span></text:p>
      <text:p text:style-name="P8"><text:soft-page-break/><text:span text:style-name="Source_20_Text"><text:s text:c="12"/>FROM lineas_pedido</text:span></text:p>
      <text:p text:style-name="P8"><text:span text:style-name="Source_20_Text"><text:s text:c="12"/>WHERE id_pedido = r_pedido.id_pedido</text:span></text:p>
      <text:p text:style-name="P8"><text:span text:style-name="Source_20_Text"><text:s text:c="8"/>LOOP</text:span></text:p>
      <text:p text:style-name="P8"><text:span text:style-name="Source_20_Text"><text:s text:c="12"/>-- Bloquear artículo y leer stock</text:span></text:p>
      <text:p text:style-name="P8"><text:span text:style-name="Source_20_Text"><text:s text:c="12"/>SELECT stock</text:span></text:p>
      <text:p text:style-name="P8"><text:span text:style-name="Source_20_Text"><text:s text:c="12"/>INTO v_stock</text:span></text:p>
      <text:p text:style-name="P8"><text:span text:style-name="Source_20_Text"><text:s text:c="12"/>FROM articulos</text:span></text:p>
      <text:p text:style-name="P8"><text:span text:style-name="Source_20_Text"><text:s text:c="12"/>WHERE id_articulo = r_linea.id_articulo</text:span></text:p>
      <text:p text:style-name="P8"><text:span text:style-name="Source_20_Text"><text:s text:c="12"/>FOR UPDATE;</text:span></text:p>
      <text:p text:style-name="P8"/>
      <text:p text:style-name="P8"><text:span text:style-name="Source_20_Text"><text:s text:c="12"/>IF v_stock &lt; r_linea.cantidad THEN</text:span></text:p>
      <text:p text:style-name="P8"><text:span text:style-name="Source_20_Text"><text:s text:c="16"/>RAISE EXCEPTION</text:span></text:p>
      <text:p text:style-name="P8"><text:span text:style-name="Source_20_Text"><text:s text:c="18"/>'Stock insuficiente para el artículo %, disponible %, requerido %',</text:span></text:p>
      <text:p text:style-name="P8"><text:span text:style-name="Source_20_Text"><text:s text:c="18"/>r_linea.id_articulo, v_stock, r_linea.cantidad;</text:span></text:p>
      <text:p text:style-name="P8"><text:span text:style-name="Source_20_Text"><text:s text:c="12"/>END IF;</text:span></text:p>
      <text:p text:style-name="P8"/>
      <text:p text:style-name="P8"><text:span text:style-name="Source_20_Text"><text:s text:c="12"/>-- Descontar stock (seguro)</text:span></text:p>
      <text:p text:style-name="P8"><text:span text:style-name="Source_20_Text"><text:s text:c="12"/>UPDATE articulos</text:span></text:p>
      <text:p text:style-name="P8"><text:span text:style-name="Source_20_Text"><text:s text:c="12"/>SET stock = stock - r_linea.cantidad</text:span></text:p>
      <text:p text:style-name="P8"><text:span text:style-name="Source_20_Text"><text:s text:c="12"/>WHERE id_articulo = r_linea.id_articulo;</text:span></text:p>
      <text:p text:style-name="P8"><text:span text:style-name="Source_20_Text"><text:s text:c="8"/>END LOOP;</text:span></text:p>
      <text:p text:style-name="P8"/>
      <text:p text:style-name="P8"><text:span text:style-name="Source_20_Text"><text:s text:c="8"/>-- Relacionar pedido con factura</text:span></text:p>
      <text:p text:style-name="P8"><text:span text:style-name="Source_20_Text"><text:s text:c="8"/>INSERT INTO facturas_pedidos (id_factura, id_pedido)</text:span></text:p>
      <text:p text:style-name="P8"><text:span text:style-name="Source_20_Text"><text:s text:c="8"/>VALUES (v_id_factura, r_pedido.id_pedido);</text:span></text:p>
      <text:p text:style-name="P8"/>
      <text:p text:style-name="P8"><text:span text:style-name="Source_20_Text"><text:s text:c="8"/>-- Marcar pedido como facturado</text:span></text:p>
      <text:p text:style-name="P8"><text:span text:style-name="Source_20_Text"><text:s text:c="8"/>UPDATE pedidos</text:span></text:p>
      <text:p text:style-name="P8"><text:span text:style-name="Source_20_Text"><text:s text:c="8"/>SET estado = 'FACTURADO'</text:span></text:p>
      <text:p text:style-name="P8"><text:span text:style-name="Source_20_Text"><text:s text:c="8"/>WHERE id_pedido = r_pedido.id_pedido;</text:span></text:p>
      <text:p text:style-name="P8"><text:span text:style-name="Source_20_Text"><text:s text:c="4"/>END LOOP;</text:span></text:p>
      <text:p text:style-name="P8"/>
      <text:p text:style-name="P8"><text:span text:style-name="Source_20_Text"><text:s text:c="4"/>RETURN v_id_factura;</text:span></text:p>
      <text:p text:style-name="P8"><text:span text:style-name="Source_20_Text">END;</text:span></text:p>
      <text:p text:style-name="P6"><text:span text:style-name="Source_20_Text">$$ LANGUAGE plpgsql;</text:span></text:p>
      <text:p text:style-name="Horizontal_20_Line"/>
      <text:h text:style-name="Heading_20_2" text:outline-level="2">🔥 Qué pasa si falla el stock (paso a paso)</text:h>
      <text:p text:style-name="Text_20_body">Supón:</text:p>
      <text:list xml:id="list3684272170" text:style-name="L42">
        <text:list-item>
          <text:p text:style-name="P53">Pedido A necesita 10 SSD</text:p>
        </text:list-item>
        <text:list-item>
          <text:p text:style-name="P53">Stock real = 5</text:p>
        </text:list-item>
      </text:list>
      <text:p text:style-name="Text_20_body">1️⃣ La función empieza<text:line-break/>2️⃣ Crea la factura<text:line-break/>3️⃣ Empieza a descontar<text:line-break/>4️⃣ Detecta <text:span text:style-name="Source_20_Text">v_stock &lt; cantidad</text:span><text:line-break/>5️⃣ <text:span text:style-name="Source_20_Text">RAISE EXCEPTION</text:span><text:line-break/>6️⃣ PostgreSQL hace <text:span text:style-name="Strong_20_Emphasis">ROLLBACK TOTAL</text:span></text:p>
      <text:p text:style-name="Text_20_body">Resultado final:</text:p>
      <table:table table:name="Tabla4" table:style-name="Tabla4">
        <table:table-column table:style-name="Tabla4.A"/>
        <table:table-column table:style-name="Tabla4.B"/>
        <table:table-header-rows>
          <text:soft-page-break/>
          <table:table-row>
            <table:table-cell table:style-name="Tabla4.A1" office:value-type="string">
              <text:p text:style-name="Table_20_Heading">Elemento</text:p>
            </table:table-cell>
            <table:table-cell table:style-name="Tabla4.A1" office:value-type="string">
              <text:p text:style-name="Table_20_Heading">Estado</text:p>
            </table:table-cell>
          </table:table-row>
        </table:table-header-rows>
        <table:table-row>
          <table:table-cell table:style-name="Tabla4.A1" office:value-type="string">
            <text:p text:style-name="Table_20_Contents">Factura</text:p>
          </table:table-cell>
          <table:table-cell table:style-name="Tabla4.A1" office:value-type="string">
            <text:p text:style-name="Table_20_Contents">❌ No existe</text:p>
          </table:table-cell>
        </table:table-row>
        <table:table-row>
          <table:table-cell table:style-name="Tabla4.A1" office:value-type="string">
            <text:p text:style-name="Table_20_Contents">Stock</text:p>
          </table:table-cell>
          <table:table-cell table:style-name="Tabla4.A1" office:value-type="string">
            <text:p text:style-name="Table_20_Contents">✅ Sin cambios</text:p>
          </table:table-cell>
        </table:table-row>
        <table:table-row>
          <table:table-cell table:style-name="Tabla4.A1" office:value-type="string">
            <text:p text:style-name="Table_20_Contents">Pedidos</text:p>
          </table:table-cell>
          <table:table-cell table:style-name="Tabla4.A1" office:value-type="string">
            <text:p text:style-name="Table_20_Contents">✅ Siguen ABIERTOS</text:p>
          </table:table-cell>
        </table:table-row>
        <table:table-row>
          <table:table-cell table:style-name="Tabla4.A1" office:value-type="string">
            <text:p text:style-name="Table_20_Contents">BD</text:p>
          </table:table-cell>
          <table:table-cell table:style-name="Tabla4.A1" office:value-type="string">
            <text:p text:style-name="Table_20_Contents">✅ Consistente</text:p>
          </table:table-cell>
        </table:table-row>
      </table:table>
      <text:p text:style-name="Text_20_body">💯 <text:span text:style-name="Strong_20_Emphasis">Atomicidad perfecta</text:span></text:p>
      <text:p text:style-name="Horizontal_20_Line"/>
      <text:h text:style-name="Heading_20_2" text:outline-level="2">🔐 Por qué usamos <text:span text:style-name="Source_20_Text">FOR UPDATE</text:span></text:h>
      <text:p text:style-name="P6"><text:span text:style-name="Source_20_Text">SELECT stock FROM articulos ... FOR UPDATE;</text:span></text:p>
      <text:p text:style-name="Text_20_body">Esto:</text:p>
      <text:list xml:id="list1202139781" text:style-name="L43">
        <text:list-item>
          <text:p text:style-name="P54">🔒 Bloquea la fila</text:p>
        </text:list-item>
        <text:list-item>
          <text:p text:style-name="P54">Evita que otro pedido facture el mismo stock al mismo tiempo</text:p>
        </text:list-item>
        <text:list-item>
          <text:p text:style-name="P54">Imprescindible en producción</text:p>
        </text:list-item>
      </text:list>
      <text:p text:style-name="Horizontal_20_Line"/>
      <text:h text:style-name="Heading_20_2" text:outline-level="2">🧪 Cómo probar que funciona</text:h>
      <text:p text:style-name="P8"><text:span text:style-name="Source_20_Text">BEGIN;</text:span></text:p>
      <text:p text:style-name="P8"/>
      <text:p text:style-name="P8"><text:span text:style-name="Source_20_Text">SELECT facturar_pedidos_seleccionados(ARRAY[1,2,3]);</text:span></text:p>
      <text:p text:style-name="P8"/>
      <text:p text:style-name="P8"><text:span text:style-name="Source_20_Text">-- Si falla, prueba:</text:span></text:p>
      <text:p text:style-name="P6"><text:span text:style-name="Source_20_Text">ROLLBACK;</text:span></text:p>
      <text:p text:style-name="Text_20_body">O simplemente ejecútalo normal:<text:line-break/>la excepción ya hace rollback automático.</text:p>
      <text:h text:style-name="P7" text:outline-level="2"><text:span text:style-name="Source_20_Text"><text:span text:style-name="T6">🧠 Resumen mental</text:span></text:span></text:h>
      <text:list xml:id="list178859214" text:style-name="L44">
        <text:list-item>
          <text:p text:style-name="P55">❌ No hace falta escribir <text:span text:style-name="Source_20_Text">ROLLBACK</text:span></text:p>
        </text:list-item>
        <text:list-item>
          <text:p text:style-name="P55">✅ <text:span text:style-name="Source_20_Text">RAISE EXCEPTION</text:span> = rollback automático</text:p>
        </text:list-item>
        <text:list-item>
          <text:p text:style-name="P55">🔒 <text:span text:style-name="Source_20_Text">FOR UPDATE</text:span> evita carreras de stock</text:p>
        </text:list-item>
        <text:list-item>
          <text:p text:style-name="P55">🧾 Base de datos siempre consistente</text:p>
        </text:list-item>
      </text:list>
      <text:p text:style-name="P6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6fcd" officeooo:paragraph-rsid="00216f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2:46:18.264070691</meta:creation-date>
    <dc:date>2026-02-01T20:13:06.442616695</dc:date>
    <meta:editing-duration>PT5H17M12S</meta:editing-duration>
    <meta:editing-cycles>5</meta:editing-cycles>
    <meta:generator>LibreOffice/7.3.7.2$Linux_X86_64 LibreOffice_project/30$Build-2</meta:generator>
    <meta:document-statistic meta:table-count="4" meta:image-count="0" meta:object-count="0" meta:page-count="33" meta:paragraph-count="1126" meta:word-count="4383" meta:character-count="30524" meta:non-whitespace-character-count="25067"/>
  </office:meta>
</office:document-meta>
</file>